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06703c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be4a3b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f0a7c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16564f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4a2f03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81495a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a70be3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a96ed2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bbad3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d1e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84e8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a1215b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7ab25a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35349f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250f3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81495a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892043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9ea0e3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2e8af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1d7124" officeooo:paragraph-rsid="399d1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8e6ff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7d321c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08da82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d4d81f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a224d9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bbad3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17b91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a1215b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250f3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892043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06703c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f0a7c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84e8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ef6b2d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2bbad30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ef6b2d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f0a7c4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6ed2d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c74de3" officeooo:paragraph-rsid="399a3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9ea0e3" officeooo:paragraph-rsid="399a39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text-underline-style="solid" style:text-underline-width="auto" style:text-underline-color="font-color" officeooo:rsid="36f0a7c4" style:font-name-asian="標楷體1"/>
    </style:style>
    <style:style style:name="T2" style:family="text">
      <style:text-properties style:font-name="標楷體1" style:text-underline-style="solid" style:text-underline-width="auto" style:text-underline-color="font-color" officeooo:rsid="48782837" style:font-name-asian="標楷體1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07d321c" style:font-name-asian="標楷體1"/>
    </style:style>
    <style:style style:name="T5" style:family="text">
      <style:text-properties style:font-name="標楷體1" officeooo:rsid="36f0a7c4" style:font-name-asian="標楷體1"/>
    </style:style>
    <style:style style:name="T6" style:family="text">
      <style:text-properties style:font-name="標楷體1" officeooo:rsid="3716564f" style:font-name-asian="標楷體1"/>
    </style:style>
    <style:style style:name="T7" style:family="text">
      <style:text-properties style:font-name="標楷體1" officeooo:rsid="3735349f" style:font-name-asian="標楷體1"/>
    </style:style>
    <style:style style:name="T8" style:family="text">
      <style:text-properties style:font-name="標楷體1" officeooo:rsid="37c8a316" style:font-name-asian="標楷體1"/>
    </style:style>
    <style:style style:name="T9" style:family="text">
      <style:text-properties style:font-name="標楷體1" officeooo:rsid="3916357c" style:font-name-asian="標楷體1"/>
    </style:style>
    <style:style style:name="T10" style:family="text">
      <style:text-properties style:font-name="標楷體1" officeooo:rsid="391d7124" style:font-name-asian="標楷體1"/>
    </style:style>
    <style:style style:name="T11" style:family="text">
      <style:text-properties style:font-name="標楷體1" officeooo:rsid="392755c9" style:font-name-asian="標楷體1"/>
    </style:style>
    <style:style style:name="T12" style:family="text">
      <style:text-properties style:font-name="標楷體1" officeooo:rsid="39f333cf" style:font-name-asian="標楷體1"/>
    </style:style>
    <style:style style:name="T13" style:family="text">
      <style:text-properties style:font-name="標楷體1" officeooo:rsid="352e8af6" style:font-name-asian="標楷體1"/>
    </style:style>
    <style:style style:name="T14" style:family="text">
      <style:text-properties style:font-name="標楷體1" officeooo:rsid="3723f079" style:font-name-asian="標楷體1"/>
    </style:style>
    <style:style style:name="T15" style:family="text">
      <style:text-properties style:font-name="標楷體1" officeooo:rsid="39f05369" style:font-name-asian="標楷體1"/>
    </style:style>
    <style:style style:name="T16" style:family="text">
      <style:text-properties style:font-name="標楷體1" officeooo:rsid="392b8574" style:font-name-asian="標楷體1"/>
    </style:style>
    <style:style style:name="T17" style:family="text">
      <style:text-properties style:font-name="標楷體1" officeooo:rsid="392287c3" style:font-name-asian="標楷體1"/>
    </style:style>
    <style:style style:name="T18" style:family="text">
      <style:text-properties style:font-name="標楷體1" officeooo:rsid="39ada165" style:font-name-asian="標楷體1"/>
    </style:style>
    <style:style style:name="T19" style:family="text">
      <style:text-properties style:font-name="標楷體1" officeooo:rsid="39abfa5b" style:font-name-asian="標楷體1"/>
    </style:style>
    <style:style style:name="T20" style:family="text">
      <style:text-properties style:font-name="標楷體1" officeooo:rsid="39482c66" style:font-name-asian="標楷體1"/>
    </style:style>
    <style:style style:name="T21" style:family="text">
      <style:text-properties style:font-name="標楷體1" officeooo:rsid="395c792f" style:font-name-asian="標楷體1"/>
    </style:style>
    <style:style style:name="T22" style:family="text">
      <style:text-properties style:font-name="標楷體1" officeooo:rsid="396640d5" style:font-name-asian="標楷體1"/>
    </style:style>
    <style:style style:name="T23" style:family="text">
      <style:text-properties style:font-name="標楷體1" officeooo:rsid="3936ed2d" style:font-name-asian="標楷體1"/>
    </style:style>
    <style:style style:name="T24" style:family="text">
      <style:text-properties style:font-name="標楷體1" officeooo:rsid="388e6ff4" style:font-name-asian="標楷體1"/>
    </style:style>
    <style:style style:name="T25" style:family="text">
      <style:text-properties style:font-name="標楷體1" officeooo:rsid="386babc1" style:font-name-asian="標楷體1"/>
    </style:style>
    <style:style style:name="T26" style:family="text">
      <style:text-properties style:font-name="標楷體1" officeooo:rsid="38854583" style:font-name-asian="標楷體1"/>
    </style:style>
    <style:style style:name="T27" style:family="text">
      <style:text-properties style:font-name="標楷體1" officeooo:rsid="388d974d" style:font-name-asian="標楷體1"/>
    </style:style>
    <style:style style:name="T28" style:family="text">
      <style:text-properties style:font-name="標楷體1" officeooo:rsid="3892bbb8" style:font-name-asian="標楷體1"/>
    </style:style>
    <style:style style:name="T29" style:family="text">
      <style:text-properties style:font-name="標楷體1" officeooo:rsid="38c74de3" style:font-name-asian="標楷體1"/>
    </style:style>
    <style:style style:name="T30" style:family="text">
      <style:text-properties style:font-name="標楷體1" officeooo:rsid="38a2f809" style:font-name-asian="標楷體1"/>
    </style:style>
    <style:style style:name="T31" style:family="text">
      <style:text-properties style:font-name="標楷體1" officeooo:rsid="38a3b06f" style:font-name-asian="標楷體1"/>
    </style:style>
    <style:style style:name="T32" style:family="text">
      <style:text-properties style:font-name="標楷體1" officeooo:rsid="3906703c" style:font-name-asian="標楷體1"/>
    </style:style>
    <style:style style:name="T33" style:family="text">
      <style:text-properties style:font-name="標楷體1" officeooo:rsid="39081cff" style:font-name-asian="標楷體1" style:font-name-complex="Liberation Serif1"/>
    </style:style>
    <style:style style:name="T34" style:family="text">
      <style:text-properties style:font-name="標楷體1" officeooo:rsid="39c81b0c" style:font-name-asian="標楷體1" style:font-name-complex="Liberation Serif1"/>
    </style:style>
    <style:style style:name="T35" style:family="text">
      <style:text-properties style:font-name="標楷體1" officeooo:rsid="39c3bb3b" style:font-name-asian="標楷體1"/>
    </style:style>
    <style:style style:name="T36" style:family="text">
      <style:text-properties style:font-name="標楷體1" officeooo:rsid="382a941b" style:font-name-asian="標楷體1"/>
    </style:style>
    <style:style style:name="T37" style:family="text">
      <style:text-properties style:font-name="標楷體1" officeooo:rsid="3a27869c" style:font-name-asian="標楷體1"/>
    </style:style>
    <style:style style:name="T38" style:family="text">
      <style:text-properties style:font-name="標楷體1" officeooo:rsid="37223fc0" style:font-name-asian="標楷體1"/>
    </style:style>
    <style:style style:name="T39" style:family="text">
      <style:text-properties style:font-name="標楷體1" officeooo:rsid="34e5c8df" style:font-name-asian="標楷體1"/>
    </style:style>
    <style:style style:name="T40" style:family="text">
      <style:text-properties style:font-name="標楷體1" officeooo:rsid="3a10e27a" style:font-name-asian="標楷體1"/>
    </style:style>
    <style:style style:name="T41" style:family="text">
      <style:text-properties style:font-name="標楷體1" officeooo:rsid="3a25daef" style:font-name-asian="標楷體1"/>
    </style:style>
    <style:style style:name="T42" style:family="text">
      <style:text-properties style:font-name="標楷體1" officeooo:rsid="3a21eac9" style:font-name-asian="標楷體1"/>
    </style:style>
    <style:style style:name="T43" style:family="text">
      <style:text-properties style:font-name="標楷體1" officeooo:rsid="39e42838" style:font-name-asian="標楷體1"/>
    </style:style>
    <style:style style:name="T44" style:family="text">
      <style:text-properties style:font-name="標楷體1" officeooo:rsid="3681289a" style:font-name-asian="標楷體1"/>
    </style:style>
    <style:style style:name="T45" style:family="text">
      <style:text-properties style:font-name="標楷體1" officeooo:rsid="36841024" style:font-name-asian="標楷體1"/>
    </style:style>
    <style:style style:name="T46" style:family="text">
      <style:text-properties style:font-name="標楷體1" officeooo:rsid="3682aa2d" style:font-name-asian="標楷體1"/>
    </style:style>
    <style:style style:name="T47" style:family="text">
      <style:text-properties style:font-name="標楷體1" officeooo:rsid="37f6b32f" style:font-name-asian="標楷體1"/>
    </style:style>
    <style:style style:name="T48" style:family="text">
      <style:text-properties style:font-name="標楷體1" officeooo:rsid="37f84e2f" style:font-name-asian="標楷體1"/>
    </style:style>
    <style:style style:name="T49" style:family="text">
      <style:text-properties style:font-name="標楷體1" officeooo:rsid="37f53f59" style:font-name-asian="標楷體1"/>
    </style:style>
    <style:style style:name="T50" style:family="text">
      <style:text-properties style:font-name="標楷體1" officeooo:rsid="36b353d6" style:font-name-asian="標楷體1"/>
    </style:style>
    <style:style style:name="T51" style:family="text">
      <style:text-properties style:font-name="標楷體1" officeooo:rsid="369b25ea" style:font-name-asian="標楷體1"/>
    </style:style>
    <style:style style:name="T52" style:family="text">
      <style:text-properties style:font-name="標楷體1" officeooo:rsid="36be4a3b" style:font-name-asian="標楷體1"/>
    </style:style>
    <style:style style:name="T53" style:family="text">
      <style:text-properties style:font-name="標楷體1" officeooo:rsid="36a01984" style:font-name-asian="標楷體1"/>
    </style:style>
    <style:style style:name="T54" style:family="text">
      <style:text-properties style:font-name="標楷體1" officeooo:rsid="3a8f36fd" style:font-name-asian="標楷體1"/>
    </style:style>
    <style:style style:name="T55" style:family="text">
      <style:text-properties style:font-name="標楷體1" officeooo:rsid="3a8ead1b" style:font-name-asian="標楷體1"/>
    </style:style>
    <style:style style:name="T56" style:family="text">
      <style:text-properties style:font-name="標楷體1" officeooo:rsid="377ab25a" style:font-name-asian="標楷體1"/>
    </style:style>
    <style:style style:name="T57" style:family="text">
      <style:text-properties style:font-name="標楷體1" officeooo:rsid="377c6740" style:font-name-asian="標楷體1"/>
    </style:style>
    <style:style style:name="T58" style:family="text">
      <style:text-properties style:font-name="標楷體1" officeooo:rsid="36ee6137" style:font-name-asian="標楷體1"/>
    </style:style>
    <style:style style:name="T59" style:family="text">
      <style:text-properties style:font-name="標楷體1" officeooo:rsid="37004e1d" style:font-name-asian="標楷體1"/>
    </style:style>
    <style:style style:name="T60" style:family="text">
      <style:text-properties style:font-name="標楷體1" officeooo:rsid="36f801be" style:font-name-asian="標楷體1"/>
    </style:style>
    <style:style style:name="T61" style:family="text">
      <style:text-properties style:font-name="標楷體1" officeooo:rsid="3708da82" style:font-name-asian="標楷體1"/>
    </style:style>
    <style:style style:name="T62" style:family="text">
      <style:text-properties style:font-name="標楷體1" officeooo:rsid="3a151481" style:font-name-asian="標楷體1"/>
    </style:style>
    <style:style style:name="T63" style:family="text">
      <style:text-properties style:font-name="標楷體1" officeooo:rsid="37172a8a" style:font-name-asian="標楷體1"/>
    </style:style>
    <style:style style:name="T64" style:family="text">
      <style:text-properties style:font-name="標楷體1" officeooo:rsid="375d54a5" style:font-name-asian="標楷體1"/>
    </style:style>
    <style:style style:name="T65" style:family="text">
      <style:text-properties style:font-name="標楷體1" officeooo:rsid="371cc066" style:font-name-asian="標楷體1"/>
    </style:style>
    <style:style style:name="T66" style:family="text">
      <style:text-properties style:font-name="標楷體1" officeooo:rsid="374fd58c" style:font-name-asian="標楷體1"/>
    </style:style>
    <style:style style:name="T67" style:family="text">
      <style:text-properties style:font-name="標楷體1" officeooo:rsid="374ff2a2" style:font-name-asian="標楷體1"/>
    </style:style>
    <style:style style:name="T68" style:family="text">
      <style:text-properties style:font-name="標楷體1" officeooo:rsid="3750ce74" style:font-name-asian="標楷體1"/>
    </style:style>
    <style:style style:name="T69" style:family="text">
      <style:text-properties style:font-name="標楷體1" officeooo:rsid="3752f4e3" style:font-name-asian="標楷體1"/>
    </style:style>
    <style:style style:name="T70" style:family="text">
      <style:text-properties style:font-name="標楷體1" officeooo:rsid="374fab54" style:font-name-asian="標楷體1"/>
    </style:style>
    <style:style style:name="T71" style:family="text">
      <style:text-properties style:font-name="標楷體1" officeooo:rsid="374ce4df" style:font-name-asian="標楷體1"/>
    </style:style>
    <style:style style:name="T72" style:family="text">
      <style:text-properties style:font-name="標楷體1" officeooo:rsid="37680eb1" style:font-name-asian="標楷體1"/>
    </style:style>
    <style:style style:name="T73" style:family="text">
      <style:text-properties style:font-name="標楷體1" officeooo:rsid="374a2f03" style:font-name-asian="標楷體1"/>
    </style:style>
    <style:style style:name="T74" style:family="text">
      <style:text-properties style:font-name="標楷體1" officeooo:rsid="3736beff" style:font-name-asian="標楷體1"/>
    </style:style>
    <style:style style:name="T75" style:family="text">
      <style:text-properties style:font-name="標楷體1" officeooo:rsid="3792ab44" style:font-name-asian="標楷體1"/>
    </style:style>
    <style:style style:name="T76" style:family="text">
      <style:text-properties style:font-name="標楷體1" officeooo:rsid="3794489a" style:font-name-asian="標楷體1"/>
    </style:style>
    <style:style style:name="T77" style:family="text">
      <style:text-properties style:font-name="標楷體1" officeooo:rsid="3781495a" style:font-name-asian="標楷體1"/>
    </style:style>
    <style:style style:name="T78" style:family="text">
      <style:text-properties style:font-name="標楷體1" officeooo:rsid="37879322" style:font-name-asian="標楷體1"/>
    </style:style>
    <style:style style:name="T79" style:family="text">
      <style:text-properties style:font-name="標楷體1" officeooo:rsid="37a224d9" style:font-name-asian="標楷體1"/>
    </style:style>
    <style:style style:name="T80" style:family="text">
      <style:text-properties style:font-name="標楷體1" officeooo:rsid="37a70be3" style:font-name-asian="標楷體1"/>
    </style:style>
    <style:style style:name="T81" style:family="text">
      <style:text-properties style:font-name="標楷體1" officeooo:rsid="37a96ed2" style:font-name-asian="標楷體1"/>
    </style:style>
    <style:style style:name="T82" style:family="text">
      <style:text-properties style:font-name="標楷體1" officeooo:rsid="37a7e0d9" style:font-name-asian="標楷體1"/>
    </style:style>
    <style:style style:name="T83" style:family="text">
      <style:text-properties style:font-name="標楷體1" officeooo:rsid="37ab7ad1" style:font-name-asian="標楷體1"/>
    </style:style>
    <style:style style:name="T84" style:family="text">
      <style:text-properties style:font-name="標楷體1" officeooo:rsid="37b1247f" style:font-name-asian="標楷體1"/>
    </style:style>
    <style:style style:name="T85" style:family="text">
      <style:text-properties style:font-name="標楷體1" officeooo:rsid="37d4d81f" style:font-name-asian="標楷體1"/>
    </style:style>
    <style:style style:name="T86" style:family="text">
      <style:text-properties style:font-name="標楷體1" officeooo:rsid="37d56ef0" style:font-name-asian="標楷體1"/>
    </style:style>
    <style:style style:name="T87" style:family="text">
      <style:text-properties style:font-name="標楷體1" officeooo:rsid="37d5f6e7" style:font-name-asian="標楷體1"/>
    </style:style>
    <style:style style:name="T88" style:family="text">
      <style:text-properties style:font-name="標楷體1" officeooo:rsid="37cfa53b" style:font-name-asian="標楷體1"/>
    </style:style>
    <style:style style:name="T89" style:family="text">
      <style:text-properties style:font-name="標楷體1" officeooo:rsid="37c0e6bd" style:font-name-asian="標楷體1"/>
    </style:style>
    <style:style style:name="T90" style:family="text">
      <style:text-properties style:font-name="標楷體1" officeooo:rsid="37c229b9" style:font-name-asian="標楷體1"/>
    </style:style>
    <style:style style:name="T91" style:family="text">
      <style:text-properties style:font-name="標楷體1" officeooo:rsid="37c951ee" style:font-name-asian="標楷體1"/>
    </style:style>
    <style:style style:name="T92" style:family="text">
      <style:text-properties style:font-name="標楷體1" officeooo:rsid="39a3d280" style:font-name-asian="標楷體1"/>
    </style:style>
    <style:style style:name="T93" style:family="text">
      <style:text-properties style:font-name="標楷體1" officeooo:rsid="3926b8e5" style:font-name-asian="標楷體1"/>
    </style:style>
    <style:style style:name="T94" style:family="text">
      <style:text-properties style:font-name="標楷體1" officeooo:rsid="07ca52e4"/>
    </style:style>
    <style:style style:name="T95" style:family="text">
      <style:text-properties style:font-name="標楷體1" officeooo:rsid="37c8a316"/>
    </style:style>
    <style:style style:name="T96" style:family="text">
      <style:text-properties style:font-name="標楷體1" officeooo:rsid="391d7124"/>
    </style:style>
    <style:style style:name="T97" style:family="text">
      <style:text-properties style:font-name="標楷體1" style:font-name-asian="Liberation Serif1" style:font-name-complex="Liberation Serif1"/>
    </style:style>
    <style:style style:name="T98" style:family="text">
      <style:text-properties style:font-name="標楷體1" officeooo:rsid="3681289a" style:font-name-asian="Liberation Serif1" style:font-name-complex="Liberation Serif1"/>
    </style:style>
    <style:style style:name="T99" style:family="text">
      <style:text-properties style:font-name="標楷體1" officeooo:rsid="3735349f" style:font-name-asian="Liberation Serif1" style:font-name-complex="Liberation Serif1"/>
    </style:style>
    <style:style style:name="T100" style:family="text">
      <style:text-properties style:font-name="Arial1" officeooo:rsid="30905997" style:font-name-asian="Arial1"/>
    </style:style>
    <style:style style:name="T101" style:family="text">
      <style:text-properties style:text-position="super 58%" style:font-name="標楷體1" officeooo:rsid="368f088f" style:font-name-asian="標楷體1"/>
    </style:style>
    <style:style style:name="T102" style:family="text">
      <style:text-properties style:text-position="super 58%" style:font-name="標楷體1" officeooo:rsid="36911baa" style:font-name-asian="標楷體1"/>
    </style:style>
    <style:style style:name="T103" style:family="text">
      <style:text-properties style:text-position="super 58%" style:font-name="標楷體1" officeooo:rsid="37a7e0d9" style:font-name-asian="標楷體1"/>
    </style:style>
    <style:style style:name="T104" style:family="text">
      <style:text-properties style:text-position="super 58%" style:font-name="標楷體1" officeooo:rsid="37b1a5b0" style:font-name-asian="標楷體1"/>
    </style:style>
    <style:style style:name="T105" style:family="text">
      <style:text-properties style:font-name="標楷體" officeooo:rsid="3936ed2d" style:font-name-asian="標楷體"/>
    </style:style>
    <style:style style:name="T106" style:family="text">
      <style:text-properties style:font-name="標楷體" officeooo:rsid="395e6c5a" style:font-name-asian="標楷體1"/>
    </style:style>
    <style:style style:name="T107" style:family="text">
      <style:text-properties style:font-name="標楷體" officeooo:rsid="37223fc0" style:font-name-asian="標楷體1"/>
    </style:style>
    <style:style style:name="T108" style:family="text">
      <style:text-properties fo:color="#1c1c1c" style:font-name="標楷體1" officeooo:rsid="37c8a316" style:font-name-asian="標楷體1"/>
    </style:style>
    <style:style style:name="T109" style:family="text">
      <style:text-properties fo:color="#1c1c1c" style:font-name-asian="標楷體1"/>
    </style:style>
    <style:style style:name="T110" style:family="text">
      <style:text-properties style:font-name-asian="標楷體1"/>
    </style:style>
    <style:style style:name="T111" style:family="text">
      <style:text-properties officeooo:rsid="352e8af6" style:font-name-asian="標楷體1"/>
    </style:style>
    <style:style style:name="T112" style:family="text">
      <style:text-properties officeooo:rsid="36e751b0" style:font-name-asian="標楷體1"/>
    </style:style>
    <style:style style:name="T113" style:family="text">
      <style:text-properties officeooo:rsid="3716564f" style:font-name-asian="標楷體1"/>
    </style:style>
    <style:style style:name="T114" style:family="text">
      <style:text-properties officeooo:rsid="36f0a7c4" style:font-name-asian="標楷體1"/>
    </style:style>
    <style:style style:name="T115" style:family="text">
      <style:text-properties officeooo:rsid="3735349f" style:font-name-asian="標楷體1"/>
    </style:style>
    <style:style style:name="T116" style:family="text">
      <style:text-properties officeooo:rsid="374cea51" style:font-name-asian="標楷體1"/>
    </style:style>
    <style:style style:name="T117" style:family="text">
      <style:text-properties officeooo:rsid="36bb77f0" style:font-name-asian="標楷體1"/>
    </style:style>
    <style:style style:name="T118" style:family="text">
      <style:text-properties officeooo:rsid="39bc66b4" style:font-name-asian="標楷體1"/>
    </style:style>
    <style:style style:name="T119" style:family="text">
      <style:text-properties officeooo:rsid="37250f30" style:font-name-asian="標楷體1"/>
    </style:style>
    <style:style style:name="T120" style:family="text">
      <style:text-properties officeooo:rsid="3906703c" style:font-name-asian="標楷體1"/>
    </style:style>
    <style:style style:name="T121" style:family="text">
      <style:text-properties officeooo:rsid="3682aa2d" style:font-name-asian="標楷體1"/>
    </style:style>
    <style:style style:name="T122" style:family="text">
      <style:text-properties officeooo:rsid="34e5c8df" style:font-name-asian="標楷體1"/>
    </style:style>
    <style:style style:name="T123" style:family="text">
      <style:text-properties officeooo:rsid="3a0ee7a8" style:font-name-asian="標楷體1"/>
    </style:style>
    <style:style style:name="T124" style:family="text">
      <style:text-properties officeooo:rsid="3a10e27a" style:font-name-asian="標楷體1"/>
    </style:style>
    <style:style style:name="T125" style:family="text">
      <style:text-properties officeooo:rsid="3681289a" style:font-name-asian="標楷體1"/>
    </style:style>
    <style:style style:name="T126" style:family="text">
      <style:text-properties officeooo:rsid="37f6b32f" style:font-name-asian="標楷體1"/>
    </style:style>
    <style:style style:name="T127" style:family="text">
      <style:text-properties officeooo:rsid="37f53f59" style:font-name-asian="標楷體1"/>
    </style:style>
    <style:style style:name="T128" style:family="text">
      <style:text-properties officeooo:rsid="369b25ea" style:font-name-asian="標楷體1"/>
    </style:style>
    <style:style style:name="T129" style:family="text">
      <style:text-properties officeooo:rsid="36be4a3b" style:font-name-asian="標楷體1"/>
    </style:style>
    <style:style style:name="T130" style:family="text">
      <style:text-properties officeooo:rsid="3a8f36fd" style:font-name-asian="標楷體1"/>
    </style:style>
    <style:style style:name="T131" style:family="text">
      <style:text-properties officeooo:rsid="369534c9" style:font-name-asian="標楷體1"/>
    </style:style>
    <style:style style:name="T132" style:family="text">
      <style:text-properties officeooo:rsid="36a1215b" style:font-name-asian="標楷體1"/>
    </style:style>
    <style:style style:name="T133" style:family="text">
      <style:text-properties officeooo:rsid="48782837" style:font-name-asian="標楷體1"/>
    </style:style>
    <style:style style:name="T134" style:family="text">
      <style:text-properties officeooo:rsid="37172a8a" style:font-name-asian="標楷體1"/>
    </style:style>
    <style:style style:name="T135" style:family="text">
      <style:text-properties officeooo:rsid="37672e0b" style:font-name-asian="標楷體1"/>
    </style:style>
    <style:style style:name="T136" style:family="text">
      <style:text-properties officeooo:rsid="37680eb1" style:font-name-asian="標楷體1"/>
    </style:style>
    <style:style style:name="T137" style:family="text">
      <style:text-properties officeooo:rsid="37444347" style:font-name-asian="標楷體1"/>
    </style:style>
    <style:style style:name="T138" style:family="text">
      <style:text-properties officeooo:rsid="374a2f03" style:font-name-asian="標楷體1"/>
    </style:style>
    <style:style style:name="T139" style:family="text">
      <style:text-properties officeooo:rsid="3736beff" style:font-name-asian="標楷體1"/>
    </style:style>
    <style:style style:name="T140" style:family="text">
      <style:text-properties officeooo:rsid="3725359f" style:font-name-asian="標楷體1"/>
    </style:style>
    <style:style style:name="T141" style:family="text">
      <style:text-properties officeooo:rsid="3723f079" style:font-name-asian="標楷體1"/>
    </style:style>
    <style:style style:name="T142" style:family="text">
      <style:text-properties officeooo:rsid="32bbad30" style:font-name-asian="標楷體1"/>
    </style:style>
    <style:style style:name="T143" style:family="text">
      <style:text-properties officeooo:rsid="377fa1a7" style:font-name-asian="標楷體1"/>
    </style:style>
    <style:style style:name="T144" style:family="text">
      <style:text-properties officeooo:rsid="3781495a" style:font-name-asian="標楷體1"/>
    </style:style>
    <style:style style:name="T145" style:family="text">
      <style:text-properties officeooo:rsid="37a0cc19" style:font-name-asian="標楷體1"/>
    </style:style>
    <style:style style:name="T146" style:family="text">
      <style:text-properties officeooo:rsid="37a224d9" style:font-name-asian="標楷體1"/>
    </style:style>
    <style:style style:name="T147" style:family="text">
      <style:text-properties officeooo:rsid="37a70be3" style:font-name-asian="標楷體1"/>
    </style:style>
    <style:style style:name="T148" style:family="text">
      <style:text-properties officeooo:rsid="37a96ed2" style:font-name-asian="標楷體1"/>
    </style:style>
    <style:style style:name="T149" style:family="text">
      <style:text-properties officeooo:rsid="37b1247f" style:font-name-asian="標楷體1"/>
    </style:style>
    <style:style style:name="T150" style:family="text">
      <style:text-properties style:text-position="sub 58%" style:font-name="標楷體1" style:font-name-asian="標楷體1"/>
    </style:style>
    <style:style style:name="T151" style:family="text">
      <style:text-properties style:text-position="sub 58%" style:font-name="標楷體1" officeooo:rsid="3916357c" style:font-name-asian="標楷體1"/>
    </style:style>
    <style:style style:name="T152" style:family="text">
      <style:text-properties style:text-position="sub 58%" style:font-name="標楷體1" officeooo:rsid="39173b42" style:font-name-asian="標楷體1"/>
    </style:style>
    <style:style style:name="T153" style:family="text">
      <style:text-properties style:text-position="sub 58%" style:font-name="標楷體1" officeooo:rsid="395e6c5a" style:font-name-asian="標楷體1"/>
    </style:style>
    <style:style style:name="T154" style:family="text">
      <style:text-properties style:text-position="sub 58%" style:font-name="標楷體1" officeooo:rsid="36841024" style:font-name-asian="標楷體1"/>
    </style:style>
    <style:style style:name="T155" style:family="text">
      <style:text-properties style:text-position="sub 58%" style:font-name="標楷體1" officeooo:rsid="3681289a" style:font-name-asian="標楷體1"/>
    </style:style>
    <style:style style:name="T156" style:family="text">
      <style:text-properties style:text-position="sub 58%" style:font-name="標楷體1" officeooo:rsid="36f0a7c4" style:font-name-asian="標楷體1"/>
    </style:style>
    <style:style style:name="T157" style:family="text">
      <style:text-properties style:text-position="sub 58%" style:font-name="標楷體1" officeooo:rsid="3735349f" style:font-name-asian="標楷體1"/>
    </style:style>
    <style:style style:name="T158" style:family="text">
      <style:text-properties fo:color="#010101" style:font-name="標楷體1" fo:font-size="16pt" officeooo:rsid="37c8a316" style:font-name-asian="標楷體1" style:font-size-asian="16pt" style:font-size-complex="16pt"/>
    </style:style>
    <style:style style:name="T159" style:family="text">
      <style:text-properties fo:color="#010101" style:font-name="標楷體1" officeooo:rsid="388e6ff4" style:font-name-asian="標楷體1"/>
    </style:style>
    <style:style style:name="T160" style:family="text">
      <style:text-properties fo:color="#010101" style:font-name="標楷體1" officeooo:rsid="3a182278" style:font-name-asian="標楷體1"/>
    </style:style>
    <style:style style:name="T161" style:family="text">
      <style:text-properties fo:color="#010101" style:font-name="標楷體1" officeooo:rsid="3a19208e" style:font-name-asian="標楷體1"/>
    </style:style>
    <style:style style:name="T162" style:family="text">
      <style:text-properties fo:color="#010101" style:font-name="標楷體1" officeooo:rsid="36f0a7c4" style:font-name-asian="標楷體1"/>
    </style:style>
    <style:style style:name="T163" style:family="text">
      <style:text-properties fo:color="#010101" style:font-name="標楷體1" officeooo:rsid="3716564f" style:font-name-asian="標楷體1"/>
    </style:style>
    <style:style style:name="T164" style:family="text">
      <style:text-properties fo:color="#010101" style:font-name="標楷體1" officeooo:rsid="37172a8a" style:font-name-asian="標楷體1"/>
    </style:style>
    <style:style style:name="T165" style:family="text">
      <style:text-properties fo:color="#010101" style:font-name="標楷體1" fo:font-size="13pt" officeooo:rsid="388e6ff4" style:font-name-asian="標楷體1" style:font-size-asian="13pt" style:font-size-complex="13pt"/>
    </style:style>
    <style:style style:name="T166" style:family="text">
      <style:text-properties fo:color="#010101" style:font-name="標楷體1" fo:font-size="13pt" officeooo:rsid="38a3b06f" style:font-name-asian="標楷體1" style:font-size-asian="13pt" style:font-size-complex="13pt"/>
    </style:style>
    <style:style style:name="T167" style:family="text">
      <style:text-properties fo:color="#010101" style:font-name="標楷體1" fo:font-size="15pt" officeooo:rsid="388e6ff4" style:font-name-asian="標楷體1" style:font-size-asian="15pt" style:font-size-complex="15pt"/>
    </style:style>
    <style:style style:name="T168" style:family="text">
      <style:text-properties fo:color="#010101" style:font-name="標楷體1" officeooo:rsid="3a182278" style:font-name-asian="Liberation Serif1" style:font-name-complex="Liberation Serif1"/>
    </style:style>
    <style:style style:name="T169" style:family="text">
      <style:text-properties fo:color="#010101" style:font-name="標楷體1" fo:font-size="11pt" officeooo:rsid="37a7e0d9" style:font-name-asian="標楷體1" style:font-size-asian="11pt" style:font-size-complex="11pt"/>
    </style:style>
    <style:style style:name="T170" style:family="text">
      <style:text-properties fo:color="#010101" style:font-name="標楷體1" fo:font-size="11pt" officeooo:rsid="36f0a7c4" style:font-name-asian="標楷體1" style:font-size-asian="11pt" style:font-size-complex="11pt"/>
    </style:style>
    <style:style style:name="T171" style:family="text">
      <style:text-properties fo:color="#010101" style:text-position="sub 58%" style:font-name="標楷體1" officeooo:rsid="3a182278" style:font-name-asian="標楷體1"/>
    </style:style>
    <style:style style:name="T172" style:family="text">
      <style:text-properties fo:color="#010101" officeooo:rsid="3716564f" style:font-name-asian="標楷體1"/>
    </style:style>
    <style:style style:name="T173" style:family="text">
      <style:text-properties fo:color="#010101" officeooo:rsid="36f0a7c4" style:font-name-asian="標楷體1"/>
    </style:style>
    <style:style style:name="T174" style:family="text">
      <style:text-properties fo:color="#010101" officeooo:rsid="377fa1a7" style:font-name-asian="標楷體1"/>
    </style:style>
    <style:style style:name="T175" style:family="text">
      <style:text-properties fo:color="#010101" fo:font-size="11pt" officeooo:rsid="36f0a7c4" style:font-name-asian="標楷體1" style:font-size-asian="11pt" style:font-size-complex="11pt"/>
    </style:style>
    <style:style style:name="T176" style:family="text">
      <style:text-properties fo:color="#010101" style:text-position="super 58%" style:font-name="標楷體1" fo:font-size="11pt" officeooo:rsid="37a7e0d9" style:font-name-asian="標楷體1" style:font-size-asian="11pt" style:font-size-complex="11pt"/>
    </style:style>
    <style:style style:name="T177" style:family="text">
      <style:text-properties fo:color="#010101" style:text-position="super 58%" style:font-name="標楷體1" fo:font-size="11pt" officeooo:rsid="37b1a5b0" style:font-name-asian="標楷體1" style:font-size-asian="11pt" style:font-size-complex="11pt"/>
    </style:style>
    <style:style style:name="T178" style:family="text">
      <style:text-properties officeooo:rsid="3a1d8525"/>
    </style:style>
    <style:style style:name="T179" style:family="text">
      <style:text-properties style:text-underline-style="solid" style:text-underline-width="auto" style:text-underline-color="font-color" officeooo:rsid="352e8af6" style:font-name-asian="標楷體1"/>
    </style:style>
    <style:style style:name="T180" style:family="text">
      <style:text-properties style:text-underline-style="solid" style:text-underline-width="auto" style:text-underline-color="font-color" officeooo:rsid="48782837" style:font-name-asian="標楷體1"/>
    </style:style>
    <style:style style:name="T181" style:family="text">
      <style:text-properties style:font-name="Liberation Serif1" officeooo:rsid="3a8a59ca" style:font-name-asian="Liberation Serif1" style:font-name-complex="Liberation Serif1"/>
    </style:style>
    <style:style style:name="T182" style:family="text">
      <style:text-properties style:font-name="Liberation Serif1" officeooo:rsid="37944bd4" style:font-name-asian="Liberation Serif1" style:font-name-complex="Liberation Serif1"/>
    </style:style>
    <style:style style:name="T183" style:family="text">
      <style:text-properties fo:font-size="14pt" officeooo:rsid="3716564f" style:font-name-asian="標楷體1" style:font-size-asian="14pt" style:font-size-complex="14pt"/>
    </style:style>
    <style:style style:name="T184" style:family="text">
      <style:text-properties style:font-name="Liberation Serif" officeooo:rsid="3926b8e5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9358840" text:style-name="L1">
        <text:list-item>
          <text:p text:style-name="P1"><text:bookmark-start text:name="宗態"/>宗態<text:bookmark-end text:name="宗態"/></text:p>
          <text:list>
            <text:list-item>
              <text:p text:style-name="P1">宗態。</text:p>
              <text:list>
                <text:list-item>
                  <text:p text:style-name="P2"><text:span text:style-name="T94">不用 相態 來 稱呼</text:span>。</text:p>
                  <text:list>
                    <text:list-item>
                      <text:p text:style-name="P2"><text:span text:style-name="T94">使用 相態 來 稱呼、命名 容易 被誤會</text:span>。</text:p>
                    </text:list-item>
                    <text:list-item>
                      <text:p text:style-name="P2"><text:span text:style-name="T94">原因很明顯，相態 是（人類 認定的）固態、液態、氣態、電漿態</text:span>。</text:p>
                    </text:list-item>
                  </text:list>
                </text:list-item>
                <text:list-item>
                  <text:p text:style-name="P2"><text:span text:style-name="T94">使用 宗態 來 稱呼</text:span>。</text:p>
                  <text:list>
                    <text:list-item>
                      <text:p text:style-name="P2">使用、沿用 宗量、宗疊 的 命名方式、命名規則、命名規律，來 命名。</text:p>
                      <text:list>
                        <text:list-item>
                          <text:p text:style-name="P2">明顯例子，宗（？？？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11">（</text:span><text:span text:style-name="T112">關鍵字 精簡版列表</text:span><text:span text:style-name="T111">）</text:span></text:p>
              <text:list>
                <text:list-item>
                  <text:p text:style-name="P25">宗態層級。</text:p>
                </text:list-item>
                <text:list-item>
                  <text:p text:style-name="P1">波態、粒子態。</text:p>
                </text:list-item>
                <text:list-item>
                  <text:p text:style-name="P1">波移、粒子移。</text:p>
                </text:list-item>
                <text:list-item>
                  <text:p text:style-name="P1">波化、粒子化。</text:p>
                </text:list-item>
                <text:list-item>
                  <text:p text:style-name="P1">宗態譜。</text:p>
                  <text:list>
                    <text:list-item>
                      <text:p text:style-name="P12"><text:span text:style-name="T5">第</text:span><text:span text:style-name="T6">a層</text:span><text:span text:style-name="T113">級宗態譜</text:span><text:span text:style-name="T111">。</text:span></text:p>
                      <text:list>
                        <text:list-item>
                          <text:p text:style-name="P1">波態譜、粒子態譜、空間態譜。</text:p>
                        </text:list-item>
                      </text:list>
                    </text:list-item>
                    <text:list-item>
                      <text:p text:style-name="P35"><text:span text:style-name="T111">波態譜（</text:span><text:span text:style-name="T110">第</text:span><text:span text:style-name="T7">a種</text:span><text:span text:style-name="T114">波態譜→</text:span><text:span text:style-name="T115">第（</text:span><text:span text:style-name="T7">a+1</text:span><text:span text:style-name="T115">）種波態譜</text:span><text:span text:style-name="T111">）→</text:span><text:span text:style-name="T116"> 粒子態譜（氣態譜→液態譜→固態譜）。</text:span></text:p>
                    </text:list-item>
                    <text:list-item>
                      <text:p text:style-name="P12"><text:span text:style-name="T5">宗態譜 有機率可以 無限分割、無限細分</text:span><text:span text:style-name="T116">。</text:span></text:p>
                    </text:list-item>
                  </text:list>
                </text:list-item>
              </text:list>
            </text:list-item>
            <text:list-item>
              <text:p text:style-name="P26">假定，繩子的 兩端 固定。</text:p>
              <text:list>
                <text:list-item>
                  <text:p text:style-name="P26">假定，繩子 是 放鬆狀態。</text:p>
                </text:list-item>
                <text:list-item>
                  <text:p text:style-name="P26">在 繩子，產生 上下運動的 波。</text:p>
                </text:list-item>
                <text:list-item>
                  <text:p text:style-name="P26">前面的繩段 會拉動 後面的繩段。</text:p>
                </text:list-item>
                <text:list-item>
                  <text:p text:style-name="P26">波 會推動 後面的繩段。</text:p>
                </text:list-item>
                <text:list-item>
                  <text:p text:style-name="P26">已知，繩子 是 放鬆狀態。</text:p>
                  <text:list>
                    <text:list-item>
                      <text:p text:style-name="P26">拉動 &gt; 推動，後面的繩段 會往 前面的繩段的方向 運動。</text:p>
                    </text:list-item>
                    <text:list-item>
                      <text:p text:style-name="P26">已知，波 在 上下運動。</text:p>
                      <text:list>
                        <text:list-item>
                          <text:p text:style-name="P26">後面的繩段 會 上下運動。</text:p>
                        </text:list-item>
                      </text:list>
                    </text:list-item>
                  </text:list>
                </text:list-item>
                <text:list-item>
                  <text:p text:style-name="P26">假定，繩子的運動、波 頻率 相同。</text:p>
                  <text:list>
                    <text:list-item>
                      <text:p text:style-name="P26">拉動 = 推動，後面的繩段 不會 前後運動。</text:p>
                    </text:list-item>
                    <text:list-item>
                      <text:p text:style-name="P26">已知，波 在 上下運動。</text:p>
                      <text:list>
                        <text:list-item>
                          <text:p text:style-name="P26">後面的繩段 會 上下運動。</text:p>
                        </text:list-item>
                      </text:list>
                    </text:list-item>
                    <text:list-item>
                      <text:p text:style-name="P13"><text:span text:style-name="T8">假定，（當下的）波的 前進速度 是 </text:span><text:span text:style-name="T9">v</text:span><text:span text:style-name="T151">1</text:span><text:span text:style-name="T9">。</text:span></text:p>
                    </text:list-item>
                  </text:list>
                </text:list-item>
                <text:list-item>
                  <text:p text:style-name="P26">假定，提高 波的 頻率。</text:p>
                  <text:list>
                    <text:list-item>
                      <text:p text:style-name="P26">假定，繩子的運動、波 頻率 相同。</text:p>
                      <text:list>
                        <text:list-item>
                          <text:p text:style-name="P13"><text:span text:style-name="T8">假定，（當下的）波的 前進速度 是 </text:span><text:span text:style-name="T9">v</text:span><text:span text:style-name="T152">2</text:span><text:span text:style-name="T8">。</text:span></text:p>
                          <text:list>
                            <text:list-item>
                              <text:p text:style-name="P13"><text:span text:style-name="T9">v</text:span><text:span text:style-name="T151">1</text:span><text:span text:style-name="T8"> 有機率等於 </text:span><text:span text:style-name="T9">v</text:span><text:span text:style-name="T152">2</text:span><text:span text:style-name="T8">。</text:span></text:p>
                            </text:list-item>
                            <text:list-item>
                              <text:p text:style-name="P13"><text:span text:style-name="T9">v</text:span><text:span text:style-name="T151">1</text:span><text:span text:style-name="T8"> 有機率小於 </text:span><text:span text:style-name="T9">v</text:span><text:span text:style-name="T152">2</text:span><text:span text:style-name="T8">。</text:span></text:p>
                            </text:list-item>
                          </text:list>
                        </text:list-item>
                        <text:list-item>
                          <text:p text:style-name="P13"><text:span text:style-name="T8">假定，繩子 是由 </text:span><text:span text:style-name="T10">n段小繩子（連續）組成。</text:span></text:p>
                          <text:list>
                            <text:list-item>
                              <text:p text:style-name="P27">n 是 某一特定數值。</text:p>
                            </text:list-item>
                            <text:list-item>
                              <text:p text:style-name="P27">已知，力 在 繩子 裡面 傳遞。</text:p>
                              <text:list>
                                <text:list-item>
                                  <text:p text:style-name="P13"><text:span text:style-name="T10">力 從 第i段小繩子 傳遞到 第（</text:span><text:span text:style-name="T11">i</text:span><text:span text:style-name="T10">+1）段小繩子。</text:span></text:p>
                                </text:list-item>
                                <text:list-item>
                                  <text:p text:style-name="P27">力（的 傳遞方式 是）沿著 小繩子（軌道）前進。</text:p>
                                </text:list-item>
                              </text:list>
                            </text:list-item>
                            <text:list-item>
                              <text:p text:style-name="P27">假定，傳遞（力 的）速度 是 力速、某一特定速度。</text:p>
                            </text:list-item>
                            <text:list-item>
                              <text:p text:style-name="P13"><text:span text:style-name="T10">假定，力速，第i段小繩子 = 第（</text:span><text:span text:style-name="T11">i</text:span><text:span text:style-name="T10">+1）段小繩子。</text:span></text:p>
                              <text:list>
                                <text:list-item>
                                  <text:p text:style-name="P14"><text:span text:style-name="T10">已知，</text:span><text:span text:style-name="T184">光速</text:span><text:span text:style-name="T93"> = 頻率 * 波長</text:span><text:span text:style-name="T10">。</text:span></text:p>
                                  <text:list>
                                    <text:list-item>
                                      <text:p text:style-name="P28">波長 = 前進距離。</text:p>
                                    </text:list-item>
                                    <text:list-item>
                                      <text:p text:style-name="P28">前進速度 = 前進距離 / 時間。</text:p>
                                      <text:list>
                                        <text:list-item>
                                          <text:p text:style-name="P14"><text:span text:style-name="T10">相同的 振幅，頻率 越高 →</text:span><text:span text:style-name="T92"> </text:span><text:span text:style-name="T10">波長 越短 →</text:span><text:span text:style-name="T92"> </text:span><text:span text:style-name="T10">前進速度 越慢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">頻率 會影響 前進速度。</text:p>
                                    </text:list-item>
                                  </text:list>
                                </text:list-item>
                                <text:list-item>
                                  <text:p text:style-name="P46"><text:span text:style-name="T10">假定，</text:span><text:span text:style-name="T12">波，頻率 不會影響 前進速度</text:span><text:span text:style-name="T10">。</text:span></text:p>
                                  <text:list>
                                    <text:list-item>
                                      <text:p text:style-name="P46"><text:span text:style-name="T117">宗速運動頻率 的 相關描述 有機率 錯誤、</text:span><text:span text:style-name="T118">不存在於（人類認定的）現實</text:span><text:span text:style-name="T10">。</text:span></text:p>
                                    </text:list-item>
                                    <text:list-item>
                                      <text:p text:style-name="P47"><text:span text:style-name="T114">波</text:span><text:span text:style-name="T119">態、粒子</text:span><text:span text:style-name="T114">態</text:span><text:span text:style-name="T117"> 的 相關描述 有機率 錯誤、相反</text:span><text:span text:style-name="T111">。</text:span></text:p>
                                      <text:list>
                                        <text:list-item>
                                          <text:p text:style-name="P50">第一層級宗態 是 粒子態。</text:p>
                                        </text:list-item>
                                        <text:list-item>
                                          <text:p text:style-name="P46"><text:span text:style-name="T13">第二層級宗態 是 波態</text:span><text:span text:style-name="T10">。</text:span></text:p>
                                        </text:list-item>
                                        <text:list-item>
                                          <text:p text:style-name="P46"><text:span text:style-name="T117">頻率</text:span><text:span text:style-name="T114"> 由低到高 排序</text:span><text:span text:style-name="T119">，粒子</text:span><text:span text:style-name="T114">態譜 →</text:span><text:span text:style-name="T119"> </text:span><text:span text:style-name="T114">波</text:span><text:span text:style-name="T119">態譜</text:span>。</text:p>
                                          <text:list>
                                            <text:list-item>
                                              <text:p text:style-name="P46"><text:span text:style-name="T5">粒子態譜，固態譜 →</text:span><text:span text:style-name="T14"> </text:span><text:span text:style-name="T5">液態譜 →</text:span><text:span text:style-name="T14"> </text:span><text:span text:style-name="T5">氣態譜 →</text:span><text:span text:style-name="T14"> </text:span><text:span text:style-name="T5">電漿態譜</text:span><text:span text:style-name="T10">。</text:span></text:p>
                                            </text:list-item>
                                            <text:list-item>
                                              <text:p text:style-name="P52">波態譜，（低頻 的）不可見光譜 → 可見光譜 →（高頻 的）不可見光譜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"><text:span text:style-name="T10">已知，</text:span><text:span text:style-name="T12">波，頻率 越高，前進速度 越慢</text:span><text:span text:style-name="T10">。</text:span></text:p>
                                  <text:list>
                                    <text:list-item>
                                      <text:p text:style-name="P51">材料特性 不同，也 成立。</text:p>
                                      <text:list>
                                        <text:list-item>
                                          <text:p text:style-name="P48"><text:span text:style-name="T10">&lt;?</text:span><text:span text:style-name="T15">a&gt;介質、&lt;?a&gt;個體 的 材料特性 不同，也 成立。</text:span></text:p>
                                        </text:list-item>
                                        <text:list-item>
                                          <text:p text:style-name="P48"><text:span text:style-name="T10">即便，力速，第i段小繩子 不等於 第（</text:span><text:span text:style-name="T11">i</text:span><text:span text:style-name="T10">+1）段小繩子，也 成立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6"><text:span text:style-name="T117">本書 假定，波，</text:span><text:span text:style-name="T12">頻率 會影響 前進速度</text:span><text:span text:style-name="T117">。</text:span></text:p>
                                    </text:list-item>
                                    <text:list-item>
                                      <text:p text:style-name="P13"><text:span text:style-name="T117">本書 假定，波，</text:span><text:span text:style-name="T12">頻率 越高，前進速度 越慢</text:span><text:span text:style-name="T117">。</text:span></text:p>
                                    </text:list-item>
                                    <text:list-item>
                                      <text:p text:style-name="P13"><text:span text:style-name="T117">宗速運動頻率 的 相關描述 有機率正確</text:span><text:span text:style-name="T10">。</text:span></text:p>
                                    </text:list-item>
                                    <text:list-item>
                                      <text:p text:style-name="P15"><text:span text:style-name="T114">波</text:span><text:span text:style-name="T119">態、粒子</text:span><text:span text:style-name="T114">態</text:span><text:span text:style-name="T117"> 的 相關描述 有機率正確</text:span><text:span text:style-name="T111">。</text:span></text:p>
                                      <text:list>
                                        <text:list-item>
                                          <text:p text:style-name="P50">第一層級宗態 是 波態。</text:p>
                                        </text:list-item>
                                        <text:list-item>
                                          <text:p text:style-name="P46"><text:span text:style-name="T111">第二層級宗態 是 粒子態</text:span><text:span text:style-name="T10">。</text:span></text:p>
                                        </text:list-item>
                                        <text:list-item>
                                          <text:p text:style-name="P36"><text:span text:style-name="T117">宗速運動頻率</text:span><text:span text:style-name="T114"> 由低到高 排序，波態譜 →</text:span><text:span text:style-name="T119"> 粒子態譜</text:span>。</text:p>
                                          <text:list>
                                            <text:list-item>
                                              <text:p text:style-name="P44">波態譜，（低頻 的）不可見光譜 → 可見光譜 →（高頻 的）不可見光譜。</text:p>
                                            </text:list-item>
                                            <text:list-item>
                                              <text:p text:style-name="P36"><text:span text:style-name="T5">粒子態譜，電漿態譜 →</text:span><text:span text:style-name="T14"> </text:span><text:span text:style-name="T5">氣態譜 →</text:span><text:span text:style-name="T14"> </text:span><text:span text:style-name="T5">液態譜 →</text:span><text:span text:style-name="T14"> </text:span><text:span text:style-name="T5">固態譜</text:span><text:span text:style-name="T1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"><text:span text:style-name="T16">力速 = 繩子的長度/(</text:span><text:span text:style-name="T10">力 從 第</text:span><text:span text:style-name="T16">1段小繩子 傳遞到 第n段小繩子，的 時間)</text:span><text:span text:style-name="T10">。</text:span></text:p>
                                </text:list-item>
                                <text:list-item>
                                  <text:p text:style-name="P13"><text:span text:style-name="T10">力 從 第</text:span><text:span text:style-name="T16">1段小繩子 傳遞到 第n段小繩子，的 時間 = 繩子的長度 / 力速。</text:span></text:p>
                                </text:list-item>
                              </text:list>
                            </text:list-item>
                            <text:list-item>
                              <text:p text:style-name="P27">已知，振幅 相同。</text:p>
                              <text:list>
                                <text:list-item>
                                  <text:p text:style-name="P27">已知，繩子 在 上下運動</text:p>
                                </text:list-item>
                                <text:list-item>
                                  <text:p text:style-name="P13"><text:span text:style-name="T10">頻率 越高 → </text:span><text:span text:style-name="T110">繩子</text:span><text:span text:style-name="T17">（投影到 地面）的 影子 越短</text:span><text:span text:style-name="T10">。</text:span></text:p>
                                  <text:list>
                                    <text:list-item>
                                      <text:p text:style-name="P13"><text:span text:style-name="T10">影子</text:span><text:span text:style-name="T4"> </text:span><text:span text:style-name="T100">↔</text:span><text:span text:style-name="T4"> 波的 前進距離</text:span><text:span text:style-name="T10">。</text:span></text:p>
                                      <text:list>
                                        <text:list-item>
                                          <text:p text:style-name="P13"><text:span text:style-name="T4">波的 前進速度 = 波的前進距離 /（</text:span><text:span text:style-name="T10">力從第1到</text:span><text:span text:style-name="T16">n段小繩子的 </text:span><text:span text:style-name="T4">時間）</text:span><text:span text:style-name="T10">。</text:span></text:p>
                                        </text:list-item>
                                        <text:list-item>
                                          <text:p text:style-name="P13"><text:span text:style-name="T4">波，前進速度、前進距離 成 正比</text:span><text:span text:style-name="T10">。</text:span></text:p>
                                          <text:list>
                                            <text:list-item>
                                              <text:p text:style-name="P27">前進速度 越快，前進距離 越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<text:span text:style-name="T18">繩子的 </text:span><text:span text:style-name="T10">頻率 越高 →</text:span><text:span text:style-name="T19"> </text:span><text:span text:style-name="T10">繩子的 彎曲數量 越多 →</text:span><text:span text:style-name="T19"> </text:span><text:span text:style-name="T10">影子 越縮短。</text:span></text:p>
                                      <text:list>
                                        <text:list-item>
                                          <text:p text:style-name="P27">波，頻率、前進距離 成 反比。</text:p>
                                        </text:list-item>
                                        <text:list-item>
                                          <text:p text:style-name="P27">波，頻率、前進速度 成 反比。</text:p>
                                          <text:list>
                                            <text:list-item>
                                              <text:p text:style-name="P27">頻率 越高，前進速度 越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pan text:style-name="T9">v</text:span><text:span text:style-name="T151">1</text:span><text:span text:style-name="T8"> 小於 </text:span><text:span text:style-name="T9">v</text:span><text:span text:style-name="T152">2</text:span><text:span text:style-name="T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已知，空氣，溫度 越高，音速 越高。</text:p>
              <text:list>
                <text:list-item>
                  <text:p text:style-name="P36"><text:span text:style-name="T8">溫度 越高，前進速度 越高，</text:span><text:span text:style-name="T117">宗速運動頻率 越低</text:span><text:span text:style-name="T8">。</text:span></text:p>
                  <text:list>
                    <text:list-item>
                      <text:p text:style-name="P26">前進速度 越高，頻率 越低。</text:p>
                      <text:list>
                        <text:list-item>
                          <text:p text:style-name="P26">都普勒效應。</text:p>
                        </text:list-item>
                        <text:list-item>
                          <text:p text:style-name="P26">明顯例子，假定，空間 從左到右，溫度 由低到高（連續變化）。</text:p>
                          <text:list>
                            <text:list-item>
                              <text:p text:style-name="P26">假定，波 從 左邊 往 右邊 傳遞。</text:p>
                            </text:list-item>
                            <text:list-item>
                              <text:p text:style-name="P26">已知，溫度 越高，前進速度 越高。</text:p>
                              <text:list>
                                <text:list-item>
                                  <text:p text:style-name="P26">波的 前進速度 由低到高（連續變化）。</text:p>
                                </text:list-item>
                                <text:list-item>
                                  <text:p text:style-name="P26">波的 頻率 由高到低（連續變化）。</text:p>
                                  <text:list>
                                    <text:list-item>
                                      <text:p text:style-name="P26">紅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6"><text:span text:style-name="T8">波的 </text:span><text:span text:style-name="T117">宗速運動頻率</text:span><text:span text:style-name="T8"> 由高到低（連續變化）。</text:span></text:p>
                                  <text:list>
                                    <text:list-item>
                                      <text:p text:style-name="P36"><text:span text:style-name="T8">波的 </text:span><text:span text:style-name="T117">宗速運動頻率</text:span><text:span text:style-name="T8"> </text:span><text:span text:style-name="T20">= </text:span><text:span text:style-name="T8">波的 頻率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明顯例子，假定，空間 從左到右，溫度 由高到低（連續變化）。</text:p>
                          <text:list>
                            <text:list-item>
                              <text:p text:style-name="P26">假定，波 從 左邊 往 右邊 傳遞。</text:p>
                            </text:list-item>
                            <text:list-item>
                              <text:p text:style-name="P26">已知，溫度 越高，前進速度 越高。</text:p>
                              <text:list>
                                <text:list-item>
                                  <text:p text:style-name="P26">波的 前進速度 由高到低（連續變化）。</text:p>
                                </text:list-item>
                                <text:list-item>
                                  <text:p text:style-name="P26">波的 頻率 由低到高（連續變化）。</text:p>
                                  <text:list>
                                    <text:list-item>
                                      <text:p text:style-name="P26">紫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6"><text:span text:style-name="T8">波的 </text:span><text:span text:style-name="T117">宗速運動頻率</text:span><text:span text:style-name="T8"> 由低到高（連續變化）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明顯例子，拋物線運動。</text:p>
                      <text:list>
                        <text:list-item>
                          <text:p text:style-name="P26">從 正面 去看，物體 在做 上下運動、等加速度運動。</text:p>
                        </text:list-item>
                        <text:list-item>
                          <text:p text:style-name="P26">從 天空 俯瞰，物體 在做 前進運動、等速度運動。</text:p>
                        </text:list-item>
                        <text:list-item>
                          <text:p text:style-name="P26">假定，某一特定個體 同時拋出 第一個個體、第二個個體。</text:p>
                        </text:list-item>
                        <text:list-item>
                          <text:p text:style-name="P13"><text:span text:style-name="T8">假定，第一個個體、第二個個體 的 初</text:span><text:span text:style-name="T21">速度</text:span><text:span text:style-name="T8"> 相同。</text:span></text:p>
                        </text:list-item>
                        <text:list-item>
                          <text:p text:style-name="P13"><text:span text:style-name="T8">假定，第一個個體、第二個個體 的 垂直加</text:span><text:span text:style-name="T21">速度</text:span><text:span text:style-name="T8"> 相同。</text:span><text:span text:style-name="T158">（垂直加速度 有機率 不同）</text:span></text:p>
                        </text:list-item>
                        <text:list-item>
                          <text:p text:style-name="P13"><text:span text:style-name="T8">假定，該個體 拋出 第一個個體，的（，距離 地平線 的）角度 是 </text:span><text:span text:style-name="T106">θ</text:span><text:span text:style-name="T153">1</text:span><text:span text:style-name="T8">。</text:span></text:p>
                        </text:list-item>
                        <text:list-item>
                          <text:p text:style-name="P13"><text:span text:style-name="T8">假定，該個體 拋出 第二個個體，的（，距離 地平線 的）角度 是 </text:span><text:span text:style-name="T106">θ</text:span><text:span text:style-name="T153">2</text:span><text:span text:style-name="T8">。</text:span></text:p>
                        </text:list-item>
                        <text:list-item>
                          <text:p text:style-name="P16"><text:span text:style-name="T22">假定，</text:span><text:span text:style-name="T106">θ</text:span><text:span text:style-name="T153">1</text:span><text:span text:style-name="T22"> &gt; </text:span><text:span text:style-name="T106">θ</text:span><text:span text:style-name="T153">2</text:span><text:span text:style-name="T22">。</text:span></text:p>
                          <text:list>
                            <text:list-item>
                              <text:p text:style-name="P16"><text:span text:style-name="T8">從 正面 去看</text:span><text:span text:style-name="T22">。</text:span></text:p>
                              <text:list>
                                <text:list-item>
                                  <text:p text:style-name="P16"><text:span text:style-name="T22">上升的 最大高度，</text:span><text:span text:style-name="T8">第一個個體 &gt; 第二個個體</text:span><text:span text:style-name="T22">。</text:span></text:p>
                                </text:list-item>
                                <text:list-item>
                                  <text:p text:style-name="P16"><text:span text:style-name="T22">滯空時間，</text:span><text:span text:style-name="T8">第一個個體 &gt; 第二個個體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8">從 天空 俯瞰</text:span><text:span text:style-name="T22">。</text:span></text:p>
                              <text:list>
                                <text:list-item>
                                  <text:p text:style-name="P16"><text:span text:style-name="T22">前進速度，</text:span><text:span text:style-name="T8">第一個個體 &lt; 第二個個體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3">人類 認定，</text:span><text:span text:style-name="T8">音速 = </text:span><text:span text:style-name="T105">√</text:span><text:span text:style-name="T23">（壓力的變化量 / 密度的變化量）。</text:span></text:p>
                </text:list-item>
                <text:list-item>
                  <text:p text:style-name="P46"><text:span text:style-name="T23">人類 認定，</text:span><text:span text:style-name="T8">音速 = </text:span><text:span text:style-name="T105">√</text:span><text:span text:style-name="T23">（比熱比 * 氣體常數 * 溫度）。</text:span></text:p>
                  <text:list>
                    <text:list-item>
                      <text:p text:style-name="P53">人類 認定，音速、聲音的頻率 無相關。</text:p>
                    </text:list-item>
                    <text:list-item>
                      <text:p text:style-name="P53">（聲音的）頻率 會改變 溫度。</text:p>
                      <text:list>
                        <text:list-item>
                          <text:p text:style-name="P53">（聲音的）頻率 越高，溫度 越高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假定，第一個光、第二個光 的 速度 相同。</text:p>
              <text:list>
                <text:list-item>
                  <text:p text:style-name="P26">假定，第一個光、第二個光 的 振幅 相同。</text:p>
                </text:list-item>
                <text:list-item>
                  <text:p text:style-name="P26">假定，第一個光、第二個光 的 相位差 相同。</text:p>
                </text:list-item>
                <text:list-item>
                  <text:p text:style-name="P54">假定，第一個光、第二個光 的 自轉速度 相同。</text:p>
                </text:list-item>
                <text:list-item>
                  <text:p text:style-name="P36"><text:span text:style-name="T8">假定，</text:span><text:span text:style-name="T117">宗速運動頻率</text:span><text:span text:style-name="T8">，第一個光 &gt; 第二個光。</text:span></text:p>
                  <text:list>
                    <text:list-item>
                      <text:p text:style-name="P26">宗速運動頻率 是 光速運動的 震動頻率。</text:p>
                      <text:list>
                        <text:list-item>
                          <text:p text:style-name="P26">第一個光的 宗速運動頻率 是（第一個光 在做 光速運動）的 震動頻率。</text:p>
                        </text:list-item>
                        <text:list-item>
                          <text:p text:style-name="P26">第二個光的 宗速運動頻率 是（第二個光 在做 光速運動）的 震動頻率。</text:p>
                        </text:list-item>
                      </text:list>
                    </text:list-item>
                  </text:list>
                </text:list-item>
                <text:list-item>
                  <text:p text:style-name="P26">假定，第一個光、第二個光 的 座標位置 相同。</text:p>
                  <text:list>
                    <text:list-item>
                      <text:p text:style-name="P26">明顯例子，第一個光、第二個光 宗疊。</text:p>
                    </text:list-item>
                  </text:list>
                </text:list-item>
                <text:list-item>
                  <text:p text:style-name="P26">假定，第一個光、第二個光 往前移動的 目標距離 相同。</text:p>
                  <text:list>
                    <text:list-item>
                      <text:p text:style-name="P13"><text:span text:style-name="T8">明顯例子，假定，第一個光、第二個光 往前移動的 目標距離 都是 </text:span><text:span text:style-name="T25">10000（m）</text:span><text:span text:style-name="T8">。</text:span></text:p>
                    </text:list-item>
                    <text:list-item>
                      <text:p text:style-name="P13"><text:span text:style-name="T8">明顯例子，假定，第一個光、第二個光（都）往前移動 </text:span><text:span text:style-name="T25">10000（m）</text:span><text:span text:style-name="T8">。</text:span></text:p>
                    </text:list-item>
                  </text:list>
                </text:list-item>
                <text:list-item>
                  <text:p text:style-name="P13"><text:span text:style-name="T8">已知，</text:span><text:span text:style-name="T117">宗速運動頻率</text:span><text:span text:style-name="T8">，第一個光 &gt; 第二個光。</text:span></text:p>
                  <text:list>
                    <text:list-item>
                      <text:p text:style-name="P26">已知，振幅，第一個光 = 第二個光。</text:p>
                    </text:list-item>
                    <text:list-item>
                      <text:p text:style-name="P26">已知，相位差，第一個光 = 第二個光。</text:p>
                    </text:list-item>
                    <text:list-item>
                      <text:p text:style-name="P45">路徑長，第一個光 &gt; 第二個光。</text:p>
                    </text:list-item>
                  </text:list>
                </text:list-item>
                <text:list-item>
                  <text:p text:style-name="P26">已知，速度，第一個光 = 第二個光。</text:p>
                  <text:list>
                    <text:list-item>
                      <text:p text:style-name="P45">已知，路徑長，第一個光 &gt; 第二個光。</text:p>
                    </text:list-item>
                    <text:list-item>
                      <text:p text:style-name="P26">到達時間、花費時間 = 路徑長 / 速度。</text:p>
                      <text:list>
                        <text:list-item>
                          <text:p text:style-name="P26">到達時間，第一個光 晚於 第二個光。</text:p>
                        </text:list-item>
                        <text:list-item>
                          <text:p text:style-name="P26">花費時間，第一個光 &gt; 第二個光。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8">已知，目標距離，第一個光 </text:span><text:span text:style-name="T26">= 第二個光</text:span><text:span text:style-name="T8">。</text:span></text:p>
                  <text:list>
                    <text:list-item>
                      <text:p text:style-name="P26">已知，花費時間，第一個光 &gt; 第二個光。</text:p>
                    </text:list-item>
                    <text:list-item>
                      <text:p text:style-name="P26">前進速度 = 目標距離 / 花費時間。</text:p>
                      <text:list>
                        <text:list-item>
                          <text:p text:style-name="P26">前進速度，第一個光 &lt; 第二個光。</text:p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T3">已知，宗速運動頻率，第一個光 &gt; 第二個光</text:span><text:span text:style-name="T110">。</text:span></text:p>
                  <text:list>
                    <text:list-item>
                      <text:p text:style-name="P26">已知，前進速度，第一個光 &lt; 第二個光。</text:p>
                    </text:list-item>
                    <text:list-item>
                      <text:p text:style-name="P26">假定，第一個光，宗速運動頻率 足夠高、趨近於無限大。</text:p>
                      <text:list>
                        <text:list-item>
                          <text:p text:style-name="P13"><text:span text:style-name="T8">第一個光，前進速度 足夠慢、趨近於</text:span><text:span text:style-name="T27">0</text:span><text:span text:style-name="T8">。</text:span></text:p>
                        </text:list-item>
                        <text:list-item>
                          <text:p text:style-name="P13"><text:span text:style-name="T8">假定，第一個光，振幅 足夠小、趨近於</text:span><text:span text:style-name="T24">0。</text:span></text:p>
                          <text:list>
                            <text:list-item>
                              <text:p text:style-name="P29">某一特定個體 有機率認定，第一個光 是（人類 認定的）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8">假定，第二個光，宗速運動頻率 足夠低、趨近於</text:span><text:span text:style-name="T28">0</text:span><text:span text:style-name="T8">。</text:span></text:p>
                      <text:list>
                        <text:list-item>
                          <text:p text:style-name="P13"><text:span text:style-name="T8">第二個光，前進速度 足夠快、趨近於</text:span><text:span text:style-name="T27">無限大</text:span><text:span text:style-name="T8">。</text:span></text:p>
                        </text:list-item>
                        <text:list-item>
                          <text:p text:style-name="P13"><text:span text:style-name="T8">假定，第二個光，振幅 足夠大、趨近於無限大</text:span><text:span text:style-name="T24">。</text:span></text:p>
                          <text:list>
                            <text:list-item>
                              <text:p text:style-name="P13"><text:span text:style-name="T24">某一特定個體 有機率認定，第</text:span><text:span text:style-name="T8">二</text:span><text:span text:style-name="T24">個光 是（人類 認定的）能量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明顯例子，（空間 直接蘊含的）光、力、空氣、水、土壤 在做 光速運動。</text:p>
                  <text:list>
                    <text:list-item>
                      <text:p text:style-name="P13"><text:span text:style-name="T8">（人類 認定的）光、力 的 宗速運動頻率 足夠低</text:span><text:span text:style-name="T24">。</text:span></text:p>
                      <text:list>
                        <text:list-item>
                          <text:p text:style-name="P13"><text:span text:style-name="T8">光、力 的 振幅 足夠大</text:span><text:span text:style-name="T24">。</text:span></text:p>
                          <text:list>
                            <text:list-item>
                              <text:p text:style-name="P29">光 是（人類 認定的）能量、電磁波。</text:p>
                            </text:list-item>
                            <text:list-item>
                              <text:p text:style-name="P29">力 是（人類 認定的）能量、重力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24">空氣、水、土壤 </text:span><text:span text:style-name="T8">的 宗速運動頻率 足夠高</text:span><text:span text:style-name="T24">。</text:span></text:p>
                      <text:list>
                        <text:list-item>
                          <text:p text:style-name="P13"><text:span text:style-name="T24">空氣、水、土壤</text:span><text:span text:style-name="T8"> 的 振幅 足夠小</text:span><text:span text:style-name="T24">。</text:span></text:p>
                          <text:list>
                            <text:list-item>
                              <text:p text:style-name="P29">空氣、水、土壤 是（人類 認定的）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假定，空氣、水、土壤 在做（，相對於 地球，）（古典物理學 認定的）靜止運動。</text:p>
                      <text:list>
                        <text:list-item>
                          <text:p text:style-name="P36"><text:span text:style-name="T8">宗速運動頻率</text:span><text:span text:style-name="T24">，空氣 &lt; 水 &lt; 土壤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8">宗速運動頻率</text:span><text:span text:style-name="T24">，光 &lt; 空氣 &lt; 水 &lt; 土壤。</text:span></text:p>
                  <text:list>
                    <text:list-item>
                      <text:p text:style-name="P36"><text:span text:style-name="T8">宗速運動頻率</text:span><text:span text:style-name="T24">，（紅外光 &lt; 可見光 &lt; 紫外光）&lt;（電漿態 &lt; 氣態 &lt; 液態 &lt; 固態）。</text:span></text:p>
                    </text:list-item>
                  </text:list>
                </text:list-item>
                <text:list-item>
                  <text:p text:style-name="P3">明顯例子，絕對零度。</text:p>
                  <text:list>
                    <text:list-item>
                      <text:p text:style-name="P13"><text:span text:style-name="T24">（仍然）在做 光速運動。</text:span><text:span text:style-name="T159">（光速 不是（人類 認定的）光速）</text:span></text:p>
                    </text:list-item>
                    <text:list-item>
                      <text:p text:style-name="P36"><text:span text:style-name="T8">宗速運動頻率 = 無限大</text:span><text:span text:style-name="T24">。</text:span><text:span text:style-name="T165">（光速 是 某一特定空間的（材料特性，）傳遞（某一特定個體 的）速度）</text:span></text:p>
                    </text:list-item>
                    <text:list-item>
                      <text:p text:style-name="P13"><text:span text:style-name="T24">前進速度 = </text:span><text:span text:style-name="T29">0。</text:span></text:p>
                    </text:list-item>
                    <text:list-item>
                      <text:p text:style-name="P13"><text:span text:style-name="T8">振幅 = </text:span><text:span text:style-name="T24">0。</text:span></text:p>
                    </text:list-item>
                    <text:list-item>
                      <text:p text:style-name="P55">自轉速度 = 某一特定自轉速度。</text:p>
                    </text:list-item>
                  </text:list>
                </text:list-item>
                <text:list-item>
                  <text:p text:style-name="P36"><text:span text:style-name="T24">前進速度 越高，</text:span><text:span text:style-name="T8">宗速運動頻率</text:span><text:span text:style-name="T24"> 越低。</text:span></text:p>
                  <text:list>
                    <text:list-item>
                      <text:p text:style-name="P29">明顯例子，假定，第一個土壤、第二個土壤 在做（，相對於 地球，）靜止運動。</text:p>
                      <text:list>
                        <text:list-item>
                          <text:p text:style-name="P13"><text:span text:style-name="T8">宗速運動頻率</text:span><text:span text:style-name="T24">，第一個土壤 </text:span><text:span text:style-name="T30">= 第二個土壤。</text:span></text:p>
                        </text:list-item>
                        <text:list-item>
                          <text:p text:style-name="P29">假定，某一特定個體 推動、丟擲 第二個土壤。</text:p>
                          <text:list>
                            <text:list-item>
                              <text:p text:style-name="P29">前進速度，第一個土壤 &lt; 第二個土壤。</text:p>
                            </text:list-item>
                            <text:list-item>
                              <text:p text:style-name="P36"><text:span text:style-name="T8">宗速運動頻率</text:span><text:span text:style-name="T24">，第一個土壤 &gt; 第二個土壤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假定，某一特定空間 直接蘊含 某一特定個體。</text:p>
                      <text:list>
                        <text:list-item>
                          <text:p text:style-name="P29">假定，該空間的（材料特性，）傳遞速度 是 某一特定速度。</text:p>
                        </text:list-item>
                        <text:list-item>
                          <text:p text:style-name="P29">假定，該個體的 前進速度 趨近於 該速度。</text:p>
                          <text:list>
                            <text:list-item>
                              <text:p text:style-name="P36"><text:span text:style-name="T24">該個體的 </text:span><text:span text:style-name="T8">宗速運動頻率</text:span><text:span text:style-name="T24"> 趨近於 </text:span><text:span text:style-name="T31">0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假定，某一特定空間 直接蘊含 某一特定個體。</text:p>
                      <text:list>
                        <text:list-item>
                          <text:p text:style-name="P29">假定，該空間的（材料特性，）傳遞（該個體 的）速度 是 光速。</text:p>
                          <text:list>
                            <text:list-item>
                              <text:p text:style-name="P29">明顯例子，地球的 空氣的（材料特性，）傳遞速度 是（人類 認定的）音速。</text:p>
                              <text:list>
                                <text:list-item>
                                  <text:p text:style-name="P29">其他行星的 空氣的（材料特性，）傳遞速度 有機率大於（人類認定的）音速。</text:p>
                                </text:list-item>
                                <text:list-item>
                                  <text:p text:style-name="P29">其他行星的 空氣的（材料特性，）傳遞速度 有機率等於（人類認定的）音速。</text:p>
                                </text:list-item>
                                <text:list-item>
                                  <text:p text:style-name="P29">其他行星的 空氣的（材料特性，）傳遞速度 有機率小於（人類認定的）音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假定，該個體的 前進速度 趨近於 光速。</text:p>
                          <text:list>
                            <text:list-item>
                              <text:p text:style-name="P36"><text:span text:style-name="T24">該個體的 </text:span><text:span text:style-name="T8">宗速運動頻率</text:span><text:span text:style-name="T24"> 趨近於 </text:span><text:span text:style-name="T31">0。</text:span><text:span text:style-name="T166">（繩子 被拉長 的 抽象例子，（人類 認定的）超光速）</text:span></text:p>
                              <text:list>
                                <text:list-item>
                                  <text:p text:style-name="P13"><text:span text:style-name="T24">抽象例子，彎曲的 繩子 被拉直。</text:span><text:span text:style-name="T167">（繩子 有機率 彈性變化、塑性變化、被拉長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靜者恆靜、動者恆動。</text:p>
                  <text:list>
                    <text:list-item>
                      <text:p text:style-name="P1">假定，沒有 外力。</text:p>
                    </text:list-item>
                    <text:list-item>
                      <text:p text:style-name="P1">慣性運動。</text:p>
                      <text:list>
                        <text:list-item>
                          <text:p text:style-name="P1">前進速度 不變。</text:p>
                        </text:list-item>
                        <text:list-item>
                          <text:p text:style-name="P1">振幅 不變。</text:p>
                        </text:list-item>
                        <text:list-item>
                          <text:p text:style-name="P12"><text:span text:style-name="T8">宗速運動頻率 不變</text:span><text:span text:style-name="T11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質量。</text:p>
                  <text:list>
                    <text:list-item>
                      <text:p text:style-name="P25">假定，施加 外力，往前推。</text:p>
                    </text:list-item>
                    <text:list-item>
                      <text:p text:style-name="P12"><text:span text:style-name="T13">已知，F = </text:span><text:span text:style-name="T32">m * a</text:span><text:span text:style-name="T120">。</text:span></text:p>
                    </text:list-item>
                    <text:list-item>
                      <text:p text:style-name="P12"><text:span text:style-name="T120">前進加速度</text:span><text:span text:style-name="T32"> &gt;</text:span><text:span text:style-name="T33"> 0</text:span><text:span text:style-name="T120">。</text:span></text:p>
                    </text:list-item>
                    <text:list-item>
                      <text:p text:style-name="P4">前進速度 增加。</text:p>
                    </text:list-item>
                    <text:list-item>
                      <text:p text:style-name="P12"><text:span text:style-name="T8">宗速運動頻率 降低</text:span><text:span text:style-name="T120">。</text:span></text:p>
                      <text:list>
                        <text:list-item>
                          <text:p text:style-name="P4">抽象例子，紅移。</text:p>
                        </text:list-item>
                      </text:list>
                    </text:list-item>
                    <text:list-item>
                      <text:p text:style-name="P35"><text:span text:style-name="T8">已知，</text:span><text:span text:style-name="T120">宗速運動頻率 由低到高 排序，波態譜 → 粒子態譜。</text:span></text:p>
                      <text:list>
                        <text:list-item>
                          <text:p text:style-name="P35"><text:span text:style-name="T8">已知，</text:span><text:span text:style-name="T120">波態譜</text:span><text:span text:style-name="T8">，</text:span><text:span text:style-name="T110">（低頻 的）不</text:span><text:span text:style-name="T114">可見光譜 →</text:span><text:span text:style-name="T119"> </text:span><text:span text:style-name="T114">可見光譜 →（高頻 的）不可見光譜</text:span><text:span text:style-name="T8">。</text:span></text:p>
                        </text:list-item>
                        <text:list-item>
                          <text:p text:style-name="P35"><text:span text:style-name="T8">已知，粒子態譜，電漿態譜 → 氣態譜 → 液態譜 → 固態譜</text:span><text:span text:style-name="T120">。</text:span></text:p>
                        </text:list-item>
                        <text:list-item>
                          <text:p text:style-name="P35"><text:span text:style-name="T8">已知，</text:span><text:span text:style-name="T120">前進速度 </text:span><text:span text:style-name="T8">越高，</text:span><text:span text:style-name="T120">宗速運動頻率 </text:span><text:span text:style-name="T8">越低</text:span><text:span text:style-name="T120">。</text:span></text:p>
                          <text:list>
                            <text:list-item>
                              <text:p text:style-name="P12"><text:span text:style-name="T24">明顯例子，</text:span><text:span text:style-name="T8">假定，</text:span><text:span text:style-name="T121">某一特定</text:span><text:span text:style-name="T111">水 是</text:span><text:span text:style-name="T8"> </text:span><text:span text:style-name="T122">冰塊</text:span><text:span text:style-name="T120">。</text:span></text:p>
                              <text:list>
                                <text:list-item>
                                  <text:p text:style-name="P12"><text:span text:style-name="T8">假定，</text:span><text:span text:style-name="T114">該</text:span><text:span text:style-name="T111">水</text:span><text:span text:style-name="T10"> 在做 </text:span><text:span text:style-name="T120">加速度</text:span><text:span text:style-name="T8">運動</text:span><text:span text:style-name="T120">。</text:span></text:p>
                                  <text:list>
                                    <text:list-item>
                                      <text:p text:style-name="P35"><text:span text:style-name="T122">冰塊</text:span><text:span text:style-name="T111"> </text:span><text:span text:style-name="T8">→</text:span><text:span text:style-name="T111"> </text:span><text:span text:style-name="T5">液態水</text:span><text:span text:style-name="T111"> </text:span><text:span text:style-name="T8">→</text:span><text:span text:style-name="T111"> </text:span><text:span text:style-name="T5">水蒸氣</text:span><text:span text:style-name="T111"> </text:span><text:span text:style-name="T8">→</text:span><text:span text:style-name="T111"> … </text:span><text:span text:style-name="T8">→</text:span><text:span text:style-name="T111"> </text:span><text:span text:style-name="T107">γ光</text:span><text:span text:style-name="T114">型態</text:span><text:span text:style-name="T5">水</text:span><text:span text:style-name="T111"> </text:span><text:span text:style-name="T8">→</text:span><text:span text:style-name="T111"> </text:span><text:span text:style-name="T35">x</text:span><text:span text:style-name="T107">光</text:span><text:span text:style-name="T114">型態</text:span><text:span text:style-name="T5">水</text:span><text:span text:style-name="T111"> </text:span><text:span text:style-name="T8">→</text:span><text:span text:style-name="T111"> </text:span><text:span text:style-name="T4">紫外線</text:span><text:span text:style-name="T114">型態</text:span><text:span text:style-name="T5">水</text:span><text:span text:style-name="T111"> </text:span><text:span text:style-name="T8">→</text:span><text:span text:style-name="T111"> </text:span><text:span text:style-name="T114">紫光型態</text:span><text:span text:style-name="T5">水</text:span><text:span text:style-name="T111"> </text:span><text:span text:style-name="T8">→</text:span><text:span text:style-name="T111"> … </text:span><text:span text:style-name="T8">→</text:span><text:span text:style-name="T110">（</text:span><text:span text:style-name="T8">宗速運動頻率</text:span><text:span text:style-name="T24"> = </text:span><text:span text:style-name="T29">0</text:span><text:span text:style-name="T110">）</text:span><text:span text:style-name="T5">水</text:span><text:span text:style-name="T120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8">假定，</text:span><text:span text:style-name="T121">某一特定</text:span><text:span text:style-name="T111">水 是</text:span><text:span text:style-name="T110">（</text:span><text:span text:style-name="T8">宗速運動頻率</text:span><text:span text:style-name="T24"> = </text:span><text:span text:style-name="T29">0</text:span><text:span text:style-name="T110">）</text:span><text:span text:style-name="T5">水</text:span><text:span text:style-name="T120">。</text:span></text:p>
                      <text:list>
                        <text:list-item>
                          <text:p text:style-name="P12"><text:span text:style-name="T114">該</text:span><text:span text:style-name="T111">水</text:span><text:span text:style-name="T24">的</text:span><text:span text:style-name="T10"> </text:span><text:span text:style-name="T120">前進速度</text:span><text:span text:style-name="T36"> 是 </text:span><text:span text:style-name="T8">光速。</text:span></text:p>
                        </text:list-item>
                        <text:list-item>
                          <text:p text:style-name="P12"><text:span text:style-name="T8">假定，</text:span><text:span text:style-name="T114">該</text:span><text:span text:style-name="T111">水</text:span><text:span text:style-name="T10"> 在做 減</text:span><text:span text:style-name="T120">速度</text:span><text:span text:style-name="T8">運動</text:span><text:span text:style-name="T113">。</text:span></text:p>
                          <text:list>
                            <text:list-item>
                              <text:p text:style-name="P35"><text:span text:style-name="T113">第</text:span><text:span text:style-name="T37">u</text:span><text:span text:style-name="T113">層級宗態譜</text:span><text:span text:style-name="T120"> → </text:span><text:span text:style-name="T111">… </text:span><text:span text:style-name="T8">→</text:span><text:span text:style-name="T111"> </text:span><text:span text:style-name="T120">波態譜 → 粒子態譜 → </text:span><text:span text:style-name="T111">… </text:span><text:span text:style-name="T8">→</text:span><text:span text:style-name="T120"> </text:span><text:span text:style-name="T113">第</text:span><text:span text:style-name="T37">n</text:span><text:span text:style-name="T113">層級宗態譜</text:span><text:span text:style-name="T120">。</text:span></text:p>
                              <text:list>
                                <text:list-item>
                                  <text:p text:style-name="P35"><text:span text:style-name="T113">第</text:span><text:span text:style-name="T37">u</text:span><text:span text:style-name="T113">層級宗態譜</text:span><text:span text:style-name="T120"> → </text:span><text:span text:style-name="T111">… </text:span><text:span text:style-name="T8">→</text:span><text:span text:style-name="T111"> </text:span><text:span text:style-name="T120">波態譜 → 粒子態譜 → 空間態譜 →</text:span><text:span text:style-name="T123"> </text:span><text:span text:style-name="T111">… </text:span><text:span text:style-name="T8">→</text:span><text:span text:style-name="T120"> </text:span><text:span text:style-name="T113">第</text:span><text:span text:style-name="T37">n</text:span><text:span text:style-name="T113">層級宗態譜</text:span><text:span text:style-name="T120">。</text:span></text:p>
                                </text:list-item>
                              </text:list>
                            </text:list-item>
                            <text:list-item>
                              <text:p text:style-name="P35"><text:span text:style-name="T3">(</text:span><text:span text:style-name="T8">宗速運動頻率</text:span><text:span text:style-name="T24">=</text:span><text:span text:style-name="T29">0)</text:span><text:span text:style-name="T5">水</text:span><text:span text:style-name="T13"> </text:span><text:span text:style-name="T8">→</text:span><text:span text:style-name="T13"> … </text:span><text:span text:style-name="T8">→</text:span><text:span text:style-name="T13"> </text:span><text:span text:style-name="T4">無線電</text:span><text:span text:style-name="T5">型態水</text:span><text:span text:style-name="T13"> </text:span><text:span text:style-name="T8">→</text:span><text:span text:style-name="T13"> 微</text:span><text:span text:style-name="T32">波</text:span><text:span text:style-name="T5">型態水</text:span><text:span text:style-name="T13"> </text:span><text:span text:style-name="T8">→</text:span><text:span text:style-name="T13"> </text:span><text:span text:style-name="T4">紅外線</text:span><text:span text:style-name="T5">型態水</text:span><text:span text:style-name="T13"> </text:span><text:span text:style-name="T8">→</text:span><text:span text:style-name="T13"> </text:span><text:span text:style-name="T4">紅</text:span><text:span text:style-name="T5">光型態水</text:span><text:span text:style-name="T13"> </text:span><text:span text:style-name="T8">→</text:span><text:span text:style-name="T13"> … </text:span><text:span text:style-name="T8">→</text:span><text:span text:style-name="T32"> </text:span><text:span text:style-name="T5">紫光型態水</text:span><text:span text:style-name="T13"> </text:span><text:span text:style-name="T8">→</text:span><text:span text:style-name="T13"> </text:span><text:span text:style-name="T4">紫外線</text:span><text:span text:style-name="T5">型態水</text:span><text:span text:style-name="T13"> </text:span><text:span text:style-name="T8">→</text:span><text:span text:style-name="T13"> </text:span><text:span text:style-name="T35">x</text:span><text:span text:style-name="T38">光</text:span><text:span text:style-name="T5">型態水</text:span><text:span text:style-name="T13"> </text:span><text:span text:style-name="T8">→</text:span><text:span text:style-name="T13"> </text:span><text:span text:style-name="T38">γ光</text:span><text:span text:style-name="T5">型態水</text:span><text:span text:style-name="T13"> </text:span><text:span text:style-name="T8">→</text:span><text:span text:style-name="T13"> … </text:span><text:span text:style-name="T8">→</text:span><text:span text:style-name="T13"> </text:span><text:span text:style-name="T5">水蒸氣</text:span><text:span text:style-name="T13"> </text:span><text:span text:style-name="T8">→</text:span><text:span text:style-name="T13"> </text:span><text:span text:style-name="T5">液態水</text:span><text:span text:style-name="T13"> </text:span><text:span text:style-name="T8">→</text:span><text:span text:style-name="T13"> </text:span><text:span text:style-name="T39">冰塊</text:span><text:span text:style-name="T13"> </text:span><text:span text:style-name="T8">→</text:span><text:span text:style-name="T13"> … </text:span><text:span text:style-name="T8">→ 空間</text:span><text:span text:style-name="T13"> </text:span><text:span text:style-name="T8">→</text:span><text:span text:style-name="T13"> … </text:span><text:span text:style-name="T8">→ </text:span><text:span text:style-name="T3">(</text:span><text:span text:style-name="T8">宗速運動頻率</text:span><text:span text:style-name="T24">=</text:span><text:span text:style-name="T34">∞)</text:span><text:span text:style-name="T5">水</text:span><text:span text:style-name="T120">。</text:span></text:p>
                            </text:list-item>
                            <text:list-item>
                              <text:p text:style-name="P37"><text:span text:style-name="T40">第</text:span><text:span text:style-name="T41">u</text:span><text:span text:style-name="T40">層</text:span><text:span text:style-name="T124">級個體型態譜</text:span><text:span text:style-name="T120"> → </text:span><text:span text:style-name="T111">… </text:span><text:span text:style-name="T8">→</text:span><text:span text:style-name="T111"> </text:span><text:span text:style-name="T40">第</text:span><text:span text:style-name="T42">a</text:span><text:span text:style-name="T40">層</text:span><text:span text:style-name="T124">級個體型態譜</text:span><text:span text:style-name="T120"> → </text:span><text:span text:style-name="T111">…</text:span><text:span text:style-name="T8">→</text:span><text:span text:style-name="T40">第</text:span><text:span text:style-name="T41">n</text:span><text:span text:style-name="T40">層</text:span><text:span text:style-name="T124">級個體型態譜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8">假定，</text:span><text:span text:style-name="T121">某一特定</text:span><text:span text:style-name="T111">水 是（</text:span><text:span text:style-name="T13">壓力 = -</text:span><text:span text:style-name="T34">∞</text:span><text:span text:style-name="T43">）水</text:span><text:span text:style-name="T120">。</text:span></text:p>
                      <text:list>
                        <text:list-item>
                          <text:p text:style-name="P4">壓力 包含（該水）自身的 壓力。</text:p>
                        </text:list-item>
                        <text:list-item>
                          <text:p text:style-name="P41"><text:span text:style-name="T95">宗速運動頻率</text:span><text:span text:style-name="T178">，加壓 等效於 </text:span><text:span text:style-name="T96">減</text:span>速度<text:span text:style-name="T95">運動</text:span>。</text:p>
                        </text:list-item>
                        <text:list-item>
                          <text:p text:style-name="P4">假定，該水 被加壓。</text:p>
                          <text:list>
                            <text:list-item>
                              <text:p text:style-name="P35"><text:span text:style-name="T113">第</text:span><text:span text:style-name="T37">u</text:span><text:span text:style-name="T113">層級宗態譜</text:span><text:span text:style-name="T120"> → </text:span><text:span text:style-name="T111">… </text:span><text:span text:style-name="T8">→</text:span><text:span text:style-name="T111"> </text:span><text:span text:style-name="T120">波態譜 → 粒子態譜 → </text:span><text:span text:style-name="T111">… </text:span><text:span text:style-name="T8">→</text:span><text:span text:style-name="T120"> </text:span><text:span text:style-name="T113">第</text:span><text:span text:style-name="T37">n</text:span><text:span text:style-name="T113">層級宗態譜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宗態層級。</text:p>
              <text:list>
                <text:list-item>
                  <text:p text:style-name="P12"><text:span text:style-name="T13">第</text:span><text:span text:style-name="T44">a層級宗態</text:span><text:span text:style-name="T125">。</text:span></text:p>
                  <text:list>
                    <text:list-item>
                      <text:p text:style-name="P12"><text:span text:style-name="T154">a</text:span><text:span text:style-name="T44">n </text:span><text:span text:style-name="T98">≥</text:span><text:span text:style-name="T44"> a </text:span><text:span text:style-name="T98">≥</text:span><text:span text:style-name="T44"> </text:span><text:span text:style-name="T154">a</text:span><text:span text:style-name="T45">u</text:span><text:span text:style-name="T111">。<text:tab/></text:span></text:p>
                      <text:list>
                        <text:list-item>
                          <text:p text:style-name="P12"><text:span text:style-name="T154">a</text:span><text:span text:style-name="T44">n</text:span><text:span text:style-name="T111">、</text:span><text:span text:style-name="T155"> </text:span><text:span text:style-name="T154">a</text:span><text:span text:style-name="T45">u</text:span><text:span text:style-name="T13"> </text:span><text:span text:style-name="T46">是 </text:span><text:span text:style-name="T121">某一特定數值</text:span><text:span text:style-name="T111">。</text:span></text:p>
                          <text:list>
                            <text:list-item>
                              <text:p text:style-name="P12"><text:span text:style-name="T154">a</text:span><text:span text:style-name="T44">n </text:span><text:span text:style-name="T45">的 命名邏輯、命名想法 是 a的 n</text:span><text:span text:style-name="T111">。</text:span></text:p>
                            </text:list-item>
                            <text:list-item>
                              <text:p text:style-name="P12"><text:span text:style-name="T154">a</text:span><text:span text:style-name="T45">u</text:span><text:span text:style-name="T44"> </text:span><text:span text:style-name="T45">的 命名邏輯、命名想法 是 a的 u</text:span><text:span text:style-name="T111">。</text:span></text:p>
                            </text:list-item>
                          </text:list>
                        </text:list-item>
                        <text:list-item>
                          <text:p text:style-name="P12"><text:span text:style-name="T111">使用（</text:span><text:span text:style-name="T154">a</text:span><text:span text:style-name="T44">n </text:span><text:span text:style-name="T98">≥</text:span><text:span text:style-name="T44"> a </text:span><text:span text:style-name="T98">≥</text:span><text:span text:style-name="T44"> </text:span><text:span text:style-name="T154">a</text:span><text:span text:style-name="T45">u</text:span><text:span text:style-name="T111">）取代（</text:span><text:span text:style-name="T44">n </text:span><text:span text:style-name="T98">≥</text:span><text:span text:style-name="T44"> a </text:span><text:span text:style-name="T98">≥</text:span><text:span text:style-name="T44"> </text:span><text:span text:style-name="T45">u</text:span><text:span text:style-name="T111">）。</text:span></text:p>
                          <text:list>
                            <text:list-item>
                              <text:p text:style-name="P12"><text:span text:style-name="T111">描述邏輯，使用（</text:span><text:span text:style-name="T154">a</text:span><text:span text:style-name="T44">n </text:span><text:span text:style-name="T98">≥</text:span><text:span text:style-name="T44"> a </text:span><text:span text:style-name="T98">≥</text:span><text:span text:style-name="T44"> </text:span><text:span text:style-name="T154">a</text:span><text:span text:style-name="T45">u</text:span><text:span text:style-name="T111">）的 描述方式，取代（</text:span><text:span text:style-name="T44">n </text:span><text:span text:style-name="T98">≥</text:span><text:span text:style-name="T44"> a </text:span><text:span text:style-name="T98">≥</text:span><text:span text:style-name="T44"> </text:span><text:span text:style-name="T45">u</text:span><text:span text:style-name="T111">）的 描述方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3">第</text:span><text:span text:style-name="T44">a層級宗態個體 是 &lt;?</text:span><text:span text:style-name="T47">a&gt;個體</text:span><text:span text:style-name="T13">。</text:span></text:p>
                      <text:list>
                        <text:list-item>
                          <text:p text:style-name="P12"><text:span text:style-name="T13">第</text:span><text:span text:style-name="T44">a層級宗態個體 是、等於、等效於 &lt;?</text:span><text:span text:style-name="T47">a&gt;個體</text:span><text:span text:style-name="T111">。</text:span></text:p>
                        </text:list-item>
                        <text:list-item>
                          <text:p text:style-name="P12"><text:span text:style-name="T44">&lt;?</text:span><text:span text:style-name="T47">a&gt; 是 </text:span><text:span text:style-name="T13">第</text:span><text:span text:style-name="T44">a層級宗量</text:span><text:span text:style-name="T13">。</text:span></text:p>
                        </text:list-item>
                        <text:list-item>
                          <text:p text:style-name="P12"><text:span text:style-name="T13">&lt;?</text:span><text:span text:style-name="T47">a&gt;個體 的</text:span><text:span text:style-name="T126"> </text:span><text:span text:style-name="T111">明顯例子</text:span><text:span text:style-name="T13">，&lt;?</text:span><text:span text:style-name="T48">1&gt;個體、&lt;?2&gt;個體、&lt;?3&gt;個體</text:span><text:span text:style-name="T111">。</text:span></text:p>
                          <text:list>
                            <text:list-item>
                              <text:p text:style-name="P12"><text:span text:style-name="T13">&lt;?</text:span><text:span text:style-name="T48">1&gt;個體</text:span><text:span text:style-name="T47"> 的</text:span><text:span text:style-name="T126"> </text:span><text:span text:style-name="T111">明顯例子</text:span><text:span text:style-name="T13">，光、力 </text:span><text:span text:style-name="T48">個體</text:span><text:span text:style-name="T13">。</text:span></text:p>
                            </text:list-item>
                            <text:list-item>
                              <text:p text:style-name="P12"><text:span text:style-name="T48">&lt;?2&gt;個體</text:span><text:span text:style-name="T47"> 的</text:span><text:span text:style-name="T126"> </text:span><text:span text:style-name="T111">明顯例子</text:span><text:span text:style-name="T13">，人類</text:span><text:span text:style-name="T48">個體</text:span><text:span text:style-name="T13">。</text:span></text:p>
                            </text:list-item>
                            <text:list-item>
                              <text:p text:style-name="P12"><text:span text:style-name="T48">&lt;?3&gt;個體</text:span><text:span text:style-name="T47"> 的</text:span><text:span text:style-name="T126"> </text:span><text:span text:style-name="T111">明顯例子</text:span><text:span text:style-name="T13">，空間</text:span><text:span text:style-name="T48">個體</text:span><text:span text:style-name="T111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明顯例子，第一層級宗態 是 波態。</text:p>
                      <text:list>
                        <text:list-item>
                          <text:p text:style-name="P1">波態 是（人類 認定的）能量。</text:p>
                          <text:list>
                            <text:list-item>
                              <text:p text:style-name="P12"><text:span text:style-name="T111">波態個體</text:span><text:span text:style-name="T13"> 是 &lt;?</text:span><text:span text:style-name="T49">1&gt;個</text:span><text:span text:style-name="T127">體。</text:span></text:p>
                            </text:list-item>
                            <text:list-item>
                              <text:p text:style-name="P42">抽象例子，氣態水。</text:p>
                            </text:list-item>
                          </text:list>
                        </text:list-item>
                        <text:list-item>
                          <text:p text:style-name="P50">明顯例子，第一層級宗態的 第零層級相態的 水 是？？？。</text:p>
                        </text:list-item>
                        <text:list-item>
                          <text:p text:style-name="P50">明顯例子，第一層級宗態的 第零層級相態的 氫氣 是？？？。</text:p>
                          <text:list>
                            <text:list-item>
                              <text:p text:style-name="P49"><text:span text:style-name="T111">（相態 的 相關描述在 </text:span><text:span text:style-name="T179">能量、儲量</text:span><text:span text:style-name="T111"> 文件群的 </text:span><text:span text:style-name="T179">相態</text:span><text:span text:style-name="T111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明顯例子，第二層級宗態 是 粒子態。</text:p>
                      <text:list>
                        <text:list-item>
                          <text:p text:style-name="P1">粒子 是（人類 認定的）粒子、量子。</text:p>
                        </text:list-item>
                        <text:list-item>
                          <text:p text:style-name="P1">粒子態 是（人類 認定的）物質。</text:p>
                          <text:list>
                            <text:list-item>
                              <text:p text:style-name="P42">抽象例子，固態水。</text:p>
                            </text:list-item>
                          </text:list>
                        </text:list-item>
                        <text:list-item>
                          <text:p text:style-name="P12"><text:span text:style-name="T13">粒子態個體 是 &lt;?2&gt;個體</text:span><text:span text:style-name="T111">。</text:span></text:p>
                        </text:list-item>
                        <text:list-item>
                          <text:p text:style-name="P42">明顯例子，第二層級宗態的 第零層級相態的 水 是 電漿態水。</text:p>
                        </text:list-item>
                        <text:list-item>
                          <text:p text:style-name="P42">明顯例子，第二層級宗態的 第一層級相態的 水 是 氣態水。</text:p>
                        </text:list-item>
                        <text:list-item>
                          <text:p text:style-name="P42">明顯例子，第二層級宗態的 第二層級相態的 水 是 液態水。</text:p>
                        </text:list-item>
                        <text:list-item>
                          <text:p text:style-name="P42">明顯例子，第二層級宗態的 第三層級相態的 水 是 固態水。</text:p>
                          <text:list>
                            <text:list-item>
                              <text:p text:style-name="P42">明顯例子，第二層級宗態的 第三層級相態的 水 是 粒子態固態水。</text:p>
                            </text:list-item>
                          </text:list>
                        </text:list-item>
                        <text:list-item>
                          <text:p text:style-name="P50">明顯例子，第？？？層級？？？的第二層級宗態的 第三層級相態的 水 是 固態水。</text:p>
                        </text:list-item>
                        <text:list-item>
                          <text:p text:style-name="P49"><text:span text:style-name="T111">明顯例子，（第？？？層級？？？）</text:span><text:span text:style-name="T101">1</text:span><text:span text:style-name="T111">的第二層級宗態的第三層級相態的水是固態水。</text:span></text:p>
                        </text:list-item>
                        <text:list-item>
                          <text:p text:style-name="P50">明顯例子，（第？？？層級？？？）的（第？？？層級？？？）的第二層級宗態的第三層級相態的水是固態水。</text:p>
                        </text:list-item>
                        <text:list-item>
                          <text:p text:style-name="P49"><text:span text:style-name="T111">明顯例子，（第？？？層級？？？）</text:span><text:span text:style-name="T102">2</text:span><text:span text:style-name="T111">的第二層級宗態的第三層級相態的水是固態水。</text:span></text:p>
                        </text:list-item>
                        <text:list-item>
                          <text:p text:style-name="P49"><text:span text:style-name="T111">明顯例子，（第？？？層級？？？）</text:span><text:span text:style-name="T101">???</text:span><text:span text:style-name="T111">的第二層級宗態的第三層級相態的水是固態水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波移、粒子移。</text:p>
                  <text:list>
                    <text:list-item>
                      <text:p text:style-name="P1">明顯例子，某一特定寶特瓶 包覆 液態水。</text:p>
                      <text:list>
                        <text:list-item>
                          <text:p text:style-name="P12"><text:span text:style-name="T111">假定，該寶特瓶的 溫度 是 </text:span><text:span text:style-name="T13">攝氏</text:span><text:span text:style-name="T50">50</text:span><text:span text:style-name="T51">度</text:span><text:span text:style-name="T128">。</text:span></text:p>
                        </text:list-item>
                        <text:list-item>
                          <text:p text:style-name="P1">假定，該寶特瓶的 溫度 逐漸升高。</text:p>
                        </text:list-item>
                        <text:list-item>
                          <text:p text:style-name="P35"><text:span text:style-name="T111">假定，該寶特瓶的 溫度 </text:span><text:span text:style-name="T181">≤</text:span><text:span text:style-name="T111"> 攝</text:span><text:span text:style-name="T13">氏</text:span><text:span text:style-name="T52">0度</text:span><text:span text:style-name="T129">。</text:span></text:p>
                          <text:list>
                            <text:list-item>
                              <text:p text:style-name="P35"><text:span text:style-name="T111">液態水 逐漸凝固成 冰塊</text:span><text:span text:style-name="T129">。</text:span></text:p>
                              <text:list>
                                <text:list-item>
                                  <text:p text:style-name="P5">溫度 越低，凝固速度 越快。</text:p>
                                </text:list-item>
                                <text:list-item>
                                  <text:p text:style-name="P5">表面積 越大，凝固速度 越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"><text:span text:style-name="T110">該寶特瓶</text:span><text:span text:style-name="T4"> </text:span><text:span text:style-name="T100">↔</text:span><text:span text:style-name="T4"> 某一特定空間</text:span><text:span text:style-name="T110">。</text:span></text:p>
                          <text:list>
                            <text:list-item>
                              <text:p text:style-name="P12"><text:span text:style-name="T4">溫度 </text:span><text:span text:style-name="T100">↔</text:span><text:span text:style-name="T4"> </text:span><text:span text:style-name="T53">頻率</text:span><text:span text:style-name="T110">。</text:span></text:p>
                              <text:list>
                                <text:list-item>
                                  <text:p text:style-name="P18"><text:span text:style-name="T110">溫度 越高</text:span><text:span text:style-name="T109">，</text:span><text:span text:style-name="T108">前進速度 越高</text:span><text:span text:style-name="T110">，水分子 之間的 分離現象 越明顯。</text:span></text:p>
                                  <text:list>
                                    <text:list-item>
                                      <text:p text:style-name="P18"><text:span text:style-name="T110">溫度 由低到高，固態</text:span><text:span text:style-name="T117"> → 液態</text:span><text:span text:style-name="T110"> →</text:span><text:span text:style-name="T117"> 氣態 → 電漿態。</text:span></text:p>
                                    </text:list-item>
                                    <text:list-item>
                                      <text:p text:style-name="P38"><text:span text:style-name="T117">宗速運動頻率 由低到高</text:span><text:span text:style-name="T110">，</text:span><text:span text:style-name="T117">電漿態</text:span><text:span text:style-name="T110"> →</text:span><text:span text:style-name="T117"> 氣態</text:span><text:span text:style-name="T110"> →</text:span><text:span text:style-name="T117"> 液態 → </text:span><text:span text:style-name="T110">固態</text:span><text:span text:style-name="T117">。</text:span></text:p>
                                    </text:list-item>
                                    <text:list-item>
                                      <text:p text:style-name="P38"><text:span text:style-name="T117">宗速運動頻率 由低到高</text:span><text:span text:style-name="T110">，波態 →</text:span><text:span text:style-name="T117"> 粒子態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<text:span text:style-name="T54">固態水</text:span><text:span text:style-name="T4"> </text:span><text:span text:style-name="T100">↔</text:span><text:span text:style-name="T4"> </text:span><text:span text:style-name="T55">空間態</text:span><text:span text:style-name="T130">。</text:span></text:p>
                            </text:list-item>
                            <text:list-item>
                              <text:p text:style-name="P35"><text:span text:style-name="T4">液態水 </text:span><text:span text:style-name="T100">↔</text:span><text:span text:style-name="T4"> 粒子態</text:span><text:span text:style-name="T110">。</text:span></text:p>
                            </text:list-item>
                            <text:list-item>
                              <text:p text:style-name="P35"><text:span text:style-name="T110">氣態水</text:span><text:span text:style-name="T4"> </text:span><text:span text:style-name="T100">↔</text:span><text:span text:style-name="T4"> 波態</text:span><text:span text:style-name="T110">。</text:span></text:p>
                            </text:list-item>
                            <text:list-item>
                              <text:p text:style-name="P35"><text:span text:style-name="T110">電漿態水</text:span><text:span text:style-name="T4"> </text:span><text:span text:style-name="T100">↔</text:span><text:span text:style-name="T4"> 第0層級宗態</text:span><text:span text:style-name="T110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明顯例子，假定，電磁波的 頻率 逐漸升高。</text:p>
                      <text:list>
                        <text:list-item>
                          <text:p text:style-name="P1">電磁波 紫移。</text:p>
                        </text:list-item>
                        <text:list-item>
                          <text:p text:style-name="P12"><text:span text:style-name="T111">電磁波</text:span><text:span text:style-name="T4"> </text:span><text:span text:style-name="T100">↔</text:span><text:span text:style-name="T4"> 水</text:span><text:span text:style-name="T111">。</text:span></text:p>
                          <text:list>
                            <text:list-item>
                              <text:p text:style-name="P12"><text:span text:style-name="T111">頻率</text:span><text:span text:style-name="T4"> </text:span><text:span text:style-name="T100">↔</text:span><text:span text:style-name="T4"> 頻率</text:span>。</text:p>
                            </text:list-item>
                            <text:list-item>
                              <text:p text:style-name="P35"><text:span text:style-name="T110">紫移</text:span><text:span text:style-name="T4"> </text:span><text:span text:style-name="T100">↔</text:span><text:span text:style-name="T4"> 粒子移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明顯例子，假定，電磁波的 頻率 逐漸降低。</text:p>
                      <text:list>
                        <text:list-item>
                          <text:p text:style-name="P1">電磁波 紅移。</text:p>
                        </text:list-item>
                        <text:list-item>
                          <text:p text:style-name="P35"><text:span text:style-name="T111">紅移</text:span><text:span text:style-name="T4"> </text:span><text:span text:style-name="T100">↔</text:span><text:span text:style-name="T4"> 波移</text:span><text:span text:style-name="T11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波化、粒子化。</text:p>
                  <text:list>
                    <text:list-item>
                      <text:p text:style-name="P1">第一層級宗態、第二層級宗態 的 水。</text:p>
                      <text:list>
                        <text:list-item>
                          <text:p text:style-name="P42">第一層級宗態的水 是 波態水。</text:p>
                        </text:list-item>
                        <text:list-item>
                          <text:p text:style-name="P42">第二層級宗態的水 是 粒子態水。</text:p>
                        </text:list-item>
                        <text:list-item>
                          <text:p text:style-name="P42">第二層級宗態的第一層級相態的水 是 水蒸氣、氣態水、粒子態氣態水。</text:p>
                        </text:list-item>
                      </text:list>
                    </text:list-item>
                    <text:list-item>
                      <text:p text:style-name="P12"><text:span text:style-name="T111">（波態 →</text:span><text:span text:style-name="T131"> 粒子態</text:span><text:span text:style-name="T111">）是 粒子化。</text:span></text:p>
                      <text:list>
                        <text:list-item>
                          <text:p text:style-name="P1">假定，某一特定個體 是 波態。</text:p>
                        </text:list-item>
                        <text:list-item>
                          <text:p text:style-name="P1">假定，該個體 粒子移。</text:p>
                          <text:list>
                            <text:list-item>
                              <text:p text:style-name="P1">該個體 有機率粒子化成 粒子態。</text:p>
                            </text:list-item>
                          </text:list>
                        </text:list-item>
                        <text:list-item>
                          <text:p text:style-name="P35"><text:span text:style-name="T111">明顯例子，（氣態 →</text:span><text:span text:style-name="T131"> 液態</text:span><text:span text:style-name="T111">）是 凝結。</text:span></text:p>
                          <text:list>
                            <text:list-item>
                              <text:p text:style-name="P42">假定，某一特定個體 是 氣態。</text:p>
                            </text:list-item>
                            <text:list-item>
                              <text:p text:style-name="P42">假定，該個體 溫度下降。</text:p>
                              <text:list>
                                <text:list-item>
                                  <text:p text:style-name="P42">該個體 有機率凝結成 液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11">（粒子態 →</text:span><text:span text:style-name="T131"> 波態</text:span><text:span text:style-name="T111">）是 波化。</text:span></text:p>
                      <text:list>
                        <text:list-item>
                          <text:p text:style-name="P35"><text:span text:style-name="T111">明顯例子，（液態 →</text:span><text:span text:style-name="T131"> </text:span><text:span text:style-name="T111">氣</text:span><text:span text:style-name="T131">態</text:span><text:span text:style-name="T111">）是 蒸發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明顯例子。</text:p>
                  <text:list>
                    <text:list-item>
                      <text:p text:style-name="P12"><text:span text:style-name="T4">第</text:span><text:span text:style-name="T56">a層級宗態</text:span><text:span text:style-name="T4"> </text:span><text:span text:style-name="T100">↔</text:span><text:span text:style-name="T4"> </text:span><text:span text:style-name="T107">γ光</text:span><text:span text:style-name="T4">譜。</text:span></text:p>
                    </text:list-item>
                    <text:list-item>
                      <text:p text:style-name="P12"><text:span text:style-name="T4">第</text:span><text:span text:style-name="T57">b</text:span><text:span text:style-name="T56">層級宗態</text:span><text:span text:style-name="T4"> </text:span><text:span text:style-name="T100">↔</text:span><text:span text:style-name="T4"> 紫外線譜</text:span><text:span text:style-name="T58">。</text:span></text:p>
                    </text:list-item>
                    <text:list-item>
                      <text:p text:style-name="P35"><text:span text:style-name="T58">粒子態</text:span><text:span text:style-name="T4"> </text:span><text:span text:style-name="T100">↔</text:span><text:span text:style-name="T58"> </text:span><text:span text:style-name="T111">可見光譜。</text:span></text:p>
                    </text:list-item>
                    <text:list-item>
                      <text:p text:style-name="P35"><text:span text:style-name="T4">波態 </text:span><text:span text:style-name="T100">↔</text:span><text:span text:style-name="T4"> 紅外線光譜</text:span><text:span text:style-name="T111">。</text:span></text:p>
                    </text:list-item>
                    <text:list-item>
                      <text:p text:style-name="P12"><text:span text:style-name="T4">第</text:span><text:span text:style-name="T57">c</text:span><text:span text:style-name="T56">層級宗態</text:span><text:span text:style-name="T4"> </text:span><text:span text:style-name="T100">↔</text:span><text:span text:style-name="T4"> 無線電光譜</text:span><text:span text:style-name="T111">。</text:span></text:p>
                      <text:list>
                        <text:list-item>
                          <text:p text:style-name="P19"><text:span text:style-name="T13">a </text:span><text:span text:style-name="T3">&gt; b </text:span><text:span text:style-name="T57">&gt; c</text:span><text:span text:style-name="T11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0">明顯例子。</text:p>
                  <text:list>
                    <text:list-item>
                      <text:p text:style-name="P30">水的 活性、能量、分離現象（也）是 光譜形式。</text:p>
                      <text:list>
                        <text:list-item>
                          <text:p text:style-name="P12"><text:span text:style-name="T4">明顯例子，活性、能量、分離現象，攝氏</text:span><text:span text:style-name="T59">1</text:span><text:span text:style-name="T5">0度的水 更明顯於 攝氏</text:span><text:span text:style-name="T59">1</text:span><text:span text:style-name="T5">度的水。</text:span></text:p>
                          <text:list>
                            <text:list-item>
                              <text:p text:style-name="P12"><text:span text:style-name="T5">攝氏10度的水、攝氏</text:span><text:span text:style-name="T59">1</text:span><text:span text:style-name="T5">度的水 都是 液態水。</text:span></text:p>
                            </text:list-item>
                            <text:list-item>
                              <text:p text:style-name="P31">明顯例子，攝氏10度的水 在做 高速運動。</text:p>
                            </text:list-item>
                            <text:list-item>
                              <text:p text:style-name="P12"><text:span text:style-name="T5">明顯例子，攝氏</text:span><text:span text:style-name="T59">1</text:span><text:span text:style-name="T5">度的水 在做 低速運動。</text:span></text:p>
                            </text:list-item>
                          </text:list>
                        </text:list-item>
                        <text:list-item>
                          <text:p text:style-name="P12"><text:span text:style-name="T4">明顯例子，活性、能量、分離現象，攝氏</text:span><text:span text:style-name="T5">100度的水 &lt; 攝氏10000度的水。</text:span></text:p>
                          <text:list>
                            <text:list-item>
                              <text:p text:style-name="P12"><text:span text:style-name="T5">攝氏100度的水、攝氏10</text:span><text:span text:style-name="T60">00</text:span><text:span text:style-name="T5">0度的水 都是 水蒸氣、氣態水。</text:span></text:p>
                            </text:list-item>
                            <text:list-item>
                              <text:p text:style-name="P31">明顯例子，攝氏100度的水 在做 高速運動。</text:p>
                            </text:list-item>
                            <text:list-item>
                              <text:p text:style-name="P12"><text:span text:style-name="T5">明顯例子，攝氏100</text:span><text:span text:style-name="T60">0</text:span><text:span text:style-name="T5">0度的水 在做（更加快速的）超高速運動。</text:span></text:p>
                            </text:list-item>
                          </text:list>
                        </text:list-item>
                        <text:list-item>
                          <text:p text:style-name="P31">相態 的 切確稱呼、準確稱呼 是 宗態譜。</text:p>
                          <text:list>
                            <text:list-item>
                              <text:p text:style-name="P12"><text:span text:style-name="T5">宗態譜</text:span><text:span text:style-name="T4"> </text:span><text:span text:style-name="T100">↔</text:span><text:span text:style-name="T4"> 光譜</text:span><text:span text:style-name="T5">。</text:span></text:p>
                            </text:list-item>
                            <text:list-item>
                              <text:p text:style-name="P31">明顯例子，相態 不是 數值的 集合。</text:p>
                              <text:list>
                                <text:list-item>
                                  <text:p text:style-name="P31">相態 是 範圍、光譜。</text:p>
                                </text:list-item>
                              </text:list>
                            </text:list-item>
                            <text:list-item>
                              <text:p text:style-name="P31">液態 的 切確稱呼、準確稱呼 是 液態譜。</text:p>
                              <text:list>
                                <text:list-item>
                                  <text:p text:style-name="P31">明顯例子，液態 不是 一個數值。</text:p>
                                  <text:list>
                                    <text:list-item>
                                      <text:p text:style-name="P31">液態 是 一個範圍、一個光譜。</text:p>
                                    </text:list-item>
                                    <text:list-item>
                                      <text:p text:style-name="P31">明顯例子，假定，第一個水、第二個水 都是 液態水。</text:p>
                                      <text:list>
                                        <text:list-item>
                                          <text:p text:style-name="P12"><text:span text:style-name="T5">假定，第一個水的 溫度 是 攝氏</text:span><text:span text:style-name="T61">10度。</text:span></text:p>
                                        </text:list-item>
                                        <text:list-item>
                                          <text:p text:style-name="P32">假定，第二個水的 溫度 是 攝氏1度。</text:p>
                                        </text:list-item>
                                        <text:list-item>
                                          <text:p text:style-name="P12"><text:span text:style-name="T4">活性、能量、分離現象，攝氏</text:span><text:span text:style-name="T59">1</text:span><text:span text:style-name="T5">0度的水 更明顯於 攝氏</text:span><text:span text:style-name="T59">1</text:span><text:span text:style-name="T5">度的水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4">頻率越高 </text:span><text:span text:style-name="T100">↔</text:span><text:span text:style-name="T4"> 水的 </text:span><text:span text:style-name="T111">活性越高、能量越高</text:span><text:span text:style-name="T132">、前進速度越高、</text:span><text:span text:style-name="T117">宗速運動頻率越低</text:span><text:span text:style-name="T111">。</text:span></text:p>
                    </text:list-item>
                    <text:list-item>
                      <text:p text:style-name="P35"><text:span text:style-name="T4">頻率越低 </text:span><text:span text:style-name="T100">↔</text:span><text:span text:style-name="T4"> 水的 </text:span><text:span text:style-name="T111">活性越低、能量越低</text:span><text:span text:style-name="T132">、前進速度越低、</text:span><text:span text:style-name="T117">宗速運動頻率越高</text:span><text:span text:style-name="T111">。</text:span></text:p>
                    </text:list-item>
                    <text:list-item>
                      <text:p text:style-name="P12"><text:span text:style-name="T13">頻率</text:span><text:span text:style-name="T5">0（Hz）</text:span><text:span text:style-name="T4"> </text:span><text:span text:style-name="T100">↔</text:span><text:span text:style-name="T4">（</text:span><text:span text:style-name="T5">人類 認定的</text:span><text:span text:style-name="T4">）絕對零度</text:span><text:span text:style-name="T114">。</text:span></text:p>
                    </text:list-item>
                  </text:list>
                </text:list-item>
              </text:list>
            </text:list-item>
            <text:list-item>
              <text:p text:style-name="P6">宗態譜。</text:p>
              <text:list>
                <text:list-item>
                  <text:p text:style-name="P12"><text:span text:style-name="T114">宗態譜 擁有 </text:span><text:span text:style-name="T5">第</text:span><text:span text:style-name="T6">a層</text:span><text:span text:style-name="T113">級宗態譜。</text:span></text:p>
                  <text:list>
                    <text:list-item>
                      <text:p text:style-name="P12"><text:span text:style-name="T113">明顯例子，</text:span><text:span text:style-name="T114">宗態譜 擁有 </text:span><text:span text:style-name="T113">第一層級宗態譜</text:span><text:span text:style-name="T114">、</text:span><text:span text:style-name="T113">第二層級宗態譜、第三層級宗態譜。</text:span></text:p>
                      <text:list>
                        <text:list-item>
                          <text:p text:style-name="P7">第一層級宗態譜 是 波態譜。</text:p>
                        </text:list-item>
                        <text:list-item>
                          <text:p text:style-name="P7">第二層級宗態譜 是 粒子態譜。</text:p>
                        </text:list-item>
                        <text:list-item>
                          <text:p text:style-name="P12"><text:span text:style-name="T113">第三層級宗態譜 是 空間態譜</text:span><text:span text:style-name="T183">。</text:span></text:p>
                        </text:list-item>
                      </text:list>
                    </text:list-item>
                    <text:list-item>
                      <text:p text:style-name="P12"><text:span text:style-name="T114">明顯例子，宗態譜 擁有 </text:span><text:span text:style-name="T113">波態譜、粒子態譜、空間態譜。</text:span></text:p>
                      <text:list>
                        <text:list-item>
                          <text:p text:style-name="P12"><text:span text:style-name="T114">擁有 是（</text:span><text:span text:style-name="T133">擁有、包覆、蘊含、宗疊 的</text:span><text:span text:style-name="T114">）擁有。</text:span></text:p>
                        </text:list-item>
                        <text:list-item>
                          <text:p text:style-name="P49"><text:span text:style-name="T5">（擁有 的 相關描述在 </text:span><text:span text:style-name="T1">_</text:span><text:span text:style-name="T5"> 文件群的 </text:span><text:span text:style-name="T2">擁有、</text:span><text:span text:style-name="T180">包覆、蘊含、宗疊</text:span><text:span text:style-name="T114">）</text:span></text:p>
                        </text:list-item>
                      </text:list>
                    </text:list-item>
                    <text:list-item>
                      <text:p text:style-name="P12"><text:span text:style-name="T5">第</text:span><text:span text:style-name="T6">a層</text:span><text:span text:style-name="T113">級宗態譜 </text:span><text:span text:style-name="T6">是 &lt;?</text:span><text:span text:style-name="T40">a&gt;個</text:span><text:span text:style-name="T124">體型態譜、</text:span><text:span text:style-name="T40">第a層</text:span><text:span text:style-name="T124">級個體型態譜。</text:span><text:span text:style-name="T160">（</text:span><text:span text:style-name="T171">a</text:span><text:span text:style-name="T160">n </text:span><text:span text:style-name="T168">≥</text:span><text:span text:style-name="T160"> a </text:span><text:span text:style-name="T168">≥</text:span><text:span text:style-name="T160"> </text:span><text:span text:style-name="T171">a</text:span><text:span text:style-name="T160">u</text:span><text:span text:style-name="T161">）</text:span></text:p>
                      <text:list>
                        <text:list-item>
                          <text:p text:style-name="P12"><text:span text:style-name="T113">明顯例子，第</text:span><text:span text:style-name="T62">1</text:span><text:span text:style-name="T113">層級宗態譜 是 </text:span><text:span text:style-name="T6">&lt;?</text:span><text:span text:style-name="T40">1&gt;個</text:span><text:span text:style-name="T124">體型態譜</text:span><text:span text:style-name="T113">。</text:span></text:p>
                          <text:list>
                            <text:list-item>
                              <text:p text:style-name="P12"><text:span text:style-name="T6">&lt;?</text:span><text:span text:style-name="T40">1&gt;個</text:span><text:span text:style-name="T124">體 的 明顯例子，光、力</text:span><text:span text:style-name="T6">。</text:span></text:p>
                              <text:list>
                                <text:list-item>
                                  <text:p text:style-name="P12"><text:span text:style-name="T6">&lt;?</text:span><text:span text:style-name="T40">1&gt;個</text:span><text:span text:style-name="T124">體型態譜 的 明顯例子，光型態譜、力型態譜</text:span><text:span text:style-name="T113">。</text:span></text:p>
                                </text:list-item>
                              </text:list>
                            </text:list-item>
                            <text:list-item>
                              <text:p text:style-name="P12"><text:span text:style-name="T124">已知，</text:span><text:span text:style-name="T113">第</text:span><text:span text:style-name="T62">1</text:span><text:span text:style-name="T113">層級宗態譜</text:span><text:span text:style-name="T124"> 是 </text:span><text:span text:style-name="T113">波態譜。</text:span></text:p>
                              <text:list>
                                <text:list-item>
                                  <text:p text:style-name="P12"><text:span text:style-name="T124">光型態譜、力型態譜 屬於 </text:span><text:span text:style-name="T113">波態譜。</text:span></text:p>
                                </text:list-item>
                                <text:list-item>
                                  <text:p text:style-name="P12"><text:span text:style-name="T113">波態譜 擁有 </text:span><text:span text:style-name="T124">光型態譜、力型態譜</text:span><text:span text:style-name="T11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14">宗態譜 擁有 </text:span><text:span text:style-name="T5">第（</text:span><text:span text:style-name="T6">a, </text:span><text:span text:style-name="T63">b</text:span><text:span text:style-name="T6">）層</text:span><text:span text:style-name="T113">級</text:span><text:span text:style-name="T6">宗態譜</text:span><text:span text:style-name="T113">。</text:span><text:span text:style-name="T172">（</text:span><text:span text:style-name="T173">宗態譜 擁有 </text:span><text:span text:style-name="T162">第（</text:span><text:span text:style-name="T163">a, </text:span><text:span text:style-name="T164">b, …</text:span><text:span text:style-name="T163">）層</text:span><text:span text:style-name="T172">級</text:span><text:span text:style-name="T163">宗態譜</text:span><text:span text:style-name="T172">）</text:span></text:p>
                      <text:list>
                        <text:list-item>
                          <text:p text:style-name="P12"><text:span text:style-name="T113">明顯例子，第</text:span><text:span text:style-name="T134">（</text:span><text:span text:style-name="T64">1</text:span><text:span text:style-name="T63">, </text:span><text:span text:style-name="T64">b</text:span><text:span text:style-name="T134">）</text:span><text:span text:style-name="T113">層級宗態譜 是 波態</text:span><text:span text:style-name="T110">第</text:span><text:span text:style-name="T64">b</text:span><text:span text:style-name="T7">種</text:span><text:span text:style-name="T114">波態譜</text:span><text:span text:style-name="T113">。</text:span></text:p>
                        </text:list-item>
                        <text:list-item>
                          <text:p text:style-name="P12"><text:span text:style-name="T113">明顯例子，第</text:span><text:span text:style-name="T134">（</text:span><text:span text:style-name="T63">2, 0</text:span><text:span text:style-name="T134">）</text:span><text:span text:style-name="T113">層級宗態譜 是 粒子態固態譜。</text:span></text:p>
                        </text:list-item>
                        <text:list-item>
                          <text:p text:style-name="P12"><text:span text:style-name="T113">明顯例子，第</text:span><text:span text:style-name="T134">（</text:span><text:span text:style-name="T63">2, 1</text:span><text:span text:style-name="T134">）</text:span><text:span text:style-name="T113">層級宗態譜 是 粒子態液態譜。</text:span></text:p>
                        </text:list-item>
                        <text:list-item>
                          <text:p text:style-name="P12"><text:span text:style-name="T113">明顯例子，第</text:span><text:span text:style-name="T134">（</text:span><text:span text:style-name="T63">2, 2</text:span><text:span text:style-name="T134">）</text:span><text:span text:style-name="T113">層級宗態譜 是 粒子態氣態譜。</text:span></text:p>
                        </text:list-item>
                        <text:list-item>
                          <text:p text:style-name="P12"><text:span text:style-name="T113">明顯例子，第</text:span><text:span text:style-name="T134">（</text:span><text:span text:style-name="T63">2, 3</text:span><text:span text:style-name="T134">）</text:span><text:span text:style-name="T113">層級宗態譜 是 粒子態電漿態譜。</text:span></text:p>
                        </text:list-item>
                        <text:list-item>
                          <text:p text:style-name="P49"><text:span text:style-name="T5">第（</text:span><text:span text:style-name="T6">a, </text:span><text:span text:style-name="T63">b</text:span><text:span text:style-name="T6">）層</text:span><text:span text:style-name="T113">級</text:span><text:span text:style-name="T6">宗態譜 是 </text:span><text:span text:style-name="T5">第</text:span><text:span text:style-name="T65">a層級宗態譜的第b</text:span><text:span text:style-name="T6">層</text:span><text:span text:style-name="T113">級</text:span><text:span text:style-name="T6">宗態譜</text:span><text:span text:style-name="T113">。</text:span></text:p>
                          <text:list>
                            <text:list-item>
                              <text:p text:style-name="P49"><text:span text:style-name="T5">第（</text:span><text:span text:style-name="T66">a</text:span><text:span text:style-name="T6">, </text:span><text:span text:style-name="T67">3</text:span><text:span text:style-name="T6">）層</text:span><text:span text:style-name="T113">級</text:span><text:span text:style-name="T6">宗態譜 是 </text:span><text:span text:style-name="T5">第</text:span><text:span text:style-name="T66">a</text:span><text:span text:style-name="T65">層級宗態譜的</text:span><text:span text:style-name="T6">電漿態譜</text:span><text:span text:style-name="T113">。</text:span></text:p>
                            </text:list-item>
                            <text:list-item>
                              <text:p text:style-name="P49"><text:span text:style-name="T5">第（</text:span><text:span text:style-name="T66">a</text:span><text:span text:style-name="T6">, </text:span><text:span text:style-name="T63">電漿態</text:span><text:span text:style-name="T6">）層</text:span><text:span text:style-name="T113">級</text:span><text:span text:style-name="T6">宗態譜 是 </text:span><text:span text:style-name="T5">第</text:span><text:span text:style-name="T66">a</text:span><text:span text:style-name="T65">層級宗態譜的</text:span><text:span text:style-name="T6">電漿態譜</text:span><text:span text:style-name="T113">。</text:span></text:p>
                            </text:list-item>
                            <text:list-item>
                              <text:p text:style-name="P49"><text:span text:style-name="T5">第（</text:span><text:span text:style-name="T68">2</text:span><text:span text:style-name="T6">, </text:span><text:span text:style-name="T63">電漿態</text:span><text:span text:style-name="T6">）層</text:span><text:span text:style-name="T113">級</text:span><text:span text:style-name="T6">宗態譜 是 電漿態譜、粒子態電漿態譜</text:span><text:span text:style-name="T113">。</text:span></text:p>
                            </text:list-item>
                            <text:list-item>
                              <text:p text:style-name="P49"><text:span text:style-name="T5">第（粒子態</text:span><text:span text:style-name="T6">, </text:span><text:span text:style-name="T63">電漿態</text:span><text:span text:style-name="T6">）層</text:span><text:span text:style-name="T113">級</text:span><text:span text:style-name="T6">宗態譜 是 電漿態譜、粒子態電漿態譜</text:span><text:span text:style-name="T5">。</text:span></text:p>
                            </text:list-item>
                            <text:list-item>
                              <text:p text:style-name="P49"><text:span text:style-name="T5">第（</text:span><text:span text:style-name="T68">2</text:span><text:span text:style-name="T6">, </text:span><text:span text:style-name="T69">3</text:span><text:span text:style-name="T6">）層</text:span><text:span text:style-name="T113">級</text:span><text:span text:style-name="T6">宗態譜 是 電漿態譜、粒子態電漿態譜</text:span><text:span text:style-name="T113">。</text:span></text:p>
                            </text:list-item>
                          </text:list>
                        </text:list-item>
                        <text:list-item>
                          <text:p text:style-name="P49"><text:span text:style-name="T5">第（</text:span><text:span text:style-name="T6">a, </text:span><text:span text:style-name="T63">b</text:span><text:span text:style-name="T6">）層</text:span><text:span text:style-name="T113">級</text:span><text:span text:style-name="T6">宗態譜 是 </text:span><text:span text:style-name="T5">第</text:span><text:span text:style-name="T65">a層級宗態譜的第b</text:span><text:span text:style-name="T6">層</text:span><text:span text:style-name="T113">級</text:span><text:span text:style-name="T6">宗態譜</text:span><text:span text:style-name="T113">。</text:span></text:p>
                          <text:list>
                            <text:list-item>
                              <text:p text:style-name="P49"><text:span text:style-name="T5">第（</text:span><text:span text:style-name="T66">a</text:span><text:span text:style-name="T6">, </text:span><text:span text:style-name="T67">3</text:span><text:span text:style-name="T6">）層</text:span><text:span text:style-name="T113">級</text:span><text:span text:style-name="T6">宗態譜 是 </text:span><text:span text:style-name="T5">第</text:span><text:span text:style-name="T66">a</text:span><text:span text:style-name="T65">層級宗態譜的第</text:span><text:span text:style-name="T70">3</text:span><text:span text:style-name="T6">層</text:span><text:span text:style-name="T113">級</text:span><text:span text:style-name="T6">宗態譜</text:span><text:span text:style-name="T113">。</text:span></text:p>
                            </text:list-item>
                            <text:list-item>
                              <text:p text:style-name="P49"><text:span text:style-name="T5">第（</text:span><text:span text:style-name="T66">a</text:span><text:span text:style-name="T6">, </text:span><text:span text:style-name="T63">電漿態</text:span><text:span text:style-name="T6">）層</text:span><text:span text:style-name="T113">級</text:span><text:span text:style-name="T6">宗態譜 是 </text:span><text:span text:style-name="T5">第</text:span><text:span text:style-name="T66">a</text:span><text:span text:style-name="T65">層級宗態譜的第</text:span><text:span text:style-name="T70">3</text:span><text:span text:style-name="T6">層</text:span><text:span text:style-name="T113">級</text:span><text:span text:style-name="T6">宗態譜</text:span><text:span text:style-name="T113">。</text:span></text:p>
                            </text:list-item>
                            <text:list-item>
                              <text:p text:style-name="P49"><text:span text:style-name="T5">第（</text:span><text:span text:style-name="T68">2</text:span><text:span text:style-name="T6">, </text:span><text:span text:style-name="T63">電漿態</text:span><text:span text:style-name="T6">）層</text:span><text:span text:style-name="T113">級</text:span><text:span text:style-name="T6">宗態譜 是 </text:span><text:span text:style-name="T5">第</text:span><text:span text:style-name="T70">2</text:span><text:span text:style-name="T65">層級宗態譜的第</text:span><text:span text:style-name="T70">3</text:span><text:span text:style-name="T6">層</text:span><text:span text:style-name="T113">級</text:span><text:span text:style-name="T6">宗態譜</text:span><text:span text:style-name="T113">。</text:span></text:p>
                            </text:list-item>
                            <text:list-item>
                              <text:p text:style-name="P49"><text:span text:style-name="T5">第（粒子態</text:span><text:span text:style-name="T6">, </text:span><text:span text:style-name="T63">電漿態</text:span><text:span text:style-name="T6">）層</text:span><text:span text:style-name="T113">級</text:span><text:span text:style-name="T6">宗態譜 是 </text:span><text:span text:style-name="T5">第</text:span><text:span text:style-name="T70">2</text:span><text:span text:style-name="T65">層級宗態譜的第</text:span><text:span text:style-name="T70">3</text:span><text:span text:style-name="T6">層</text:span><text:span text:style-name="T113">級</text:span><text:span text:style-name="T6">宗態譜</text:span><text:span text:style-name="T113">。</text:span></text:p>
                            </text:list-item>
                            <text:list-item>
                              <text:p text:style-name="P49"><text:span text:style-name="T5">第（</text:span><text:span text:style-name="T68">2</text:span><text:span text:style-name="T6">, </text:span><text:span text:style-name="T69">3</text:span><text:span text:style-name="T6">）層</text:span><text:span text:style-name="T113">級</text:span><text:span text:style-name="T6">宗態譜 是 </text:span><text:span text:style-name="T5">第</text:span><text:span text:style-name="T70">2</text:span><text:span text:style-name="T65">層級宗態譜的第</text:span><text:span text:style-name="T70">3</text:span><text:span text:style-name="T6">層</text:span><text:span text:style-name="T113">級</text:span><text:span text:style-name="T6">宗態譜</text:span><text:span text:style-name="T11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已知，宗態譜 擁有 波態譜、粒子態譜。</text:p>
                  <text:list>
                    <text:list-item>
                      <text:p text:style-name="P12"><text:span text:style-name="T114">波態譜 擁有 </text:span><text:span text:style-name="T110">第</text:span><text:span text:style-name="T7">a種</text:span><text:span text:style-name="T114">波態譜</text:span><text:span text:style-name="T5">、</text:span><text:span text:style-name="T7">第(a+1)種</text:span><text:span text:style-name="T5">波態譜</text:span><text:span text:style-name="T7">、第(a+</text:span><text:span text:style-name="T71">2</text:span><text:span text:style-name="T7">)種</text:span><text:span text:style-name="T5">波態譜</text:span><text:span text:style-name="T7">、第(a+</text:span><text:span text:style-name="T71">3</text:span><text:span text:style-name="T7">)種</text:span><text:span text:style-name="T5">波</text:span><text:span text:style-name="T114">態譜。</text:span></text:p>
                      <text:list>
                        <text:list-item>
                          <text:p text:style-name="P12"><text:span text:style-name="T156">a</text:span><text:span text:style-name="T7">n </text:span><text:span text:style-name="T99">≥</text:span><text:span text:style-name="T7"> a </text:span><text:span text:style-name="T99">≥</text:span><text:span text:style-name="T7"> </text:span><text:span text:style-name="T157">a</text:span><text:span text:style-name="T7">u</text:span><text:span text:style-name="T114">。</text:span></text:p>
                        </text:list-item>
                        <text:list-item>
                          <text:p text:style-name="P12"><text:span text:style-name="T114">明顯例子，光譜 擁有 無線電光譜、紅外線光譜、可見光譜、紫外線光譜、</text:span><text:span text:style-name="T107">γ光譜</text:span><text:span text:style-name="T114">。</text:span></text:p>
                          <text:list>
                            <text:list-item>
                              <text:p text:style-name="P12"><text:span text:style-name="T114">波態譜</text:span><text:span text:style-name="T4"> </text:span><text:span text:style-name="T100">↔</text:span><text:span text:style-name="T4"> </text:span><text:span text:style-name="T114">光譜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粒子態譜 擁有 固態譜、液態譜、氣態譜、電漿態譜。</text:p>
                      <text:list>
                        <text:list-item>
                          <text:p text:style-name="P6">明顯例子，水的 活性 變化。</text:p>
                          <text:list>
                            <text:list-item>
                              <text:p text:style-name="P12"><text:span text:style-name="T5">宗態變化</text:span><text:span text:style-name="T4"> </text:span><text:span text:style-name="T100">↔</text:span><text:span text:style-name="T114">（人類 認定的）三相變化。</text:span></text:p>
                            </text:list-item>
                            <text:list-item>
                              <text:p text:style-name="P35"><text:span text:style-name="T4">（</text:span><text:span text:style-name="T117">宗速運動頻率</text:span><text:span text:style-name="T114"> 由低到高 排序的）粒子態譜</text:span><text:span text:style-name="T4"> </text:span><text:span text:style-name="T100">↔</text:span><text:span text:style-name="T4">（</text:span><text:span text:style-name="T114">水、物質</text:span><text:span text:style-name="T4">（溫度由高到低排序）</text:span><text:span text:style-name="T114">的</text:span><text:span text:style-name="T4">）</text:span><text:span text:style-name="T114">活性變化。</text:span></text:p>
                              <text:list>
                                <text:list-item>
                                  <text:p text:style-name="P6">物質 是（人類 認定的）物質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<text:span text:style-name="T135">粒子</text:span><text:span text:style-name="T114">態譜 擁有 第</text:span><text:span text:style-name="T7">a種粒子</text:span><text:span text:style-name="T114">態譜</text:span><text:span text:style-name="T5">、</text:span><text:span text:style-name="T7">第(a+1)種粒子</text:span><text:span text:style-name="T5">態譜</text:span><text:span text:style-name="T7">、第(a+</text:span><text:span text:style-name="T71">2</text:span><text:span text:style-name="T7">)種粒子</text:span><text:span text:style-name="T5">態譜</text:span><text:span text:style-name="T114">。</text:span></text:p>
                          <text:list>
                            <text:list-item>
                              <text:p text:style-name="P49"><text:span text:style-name="T156">a</text:span><text:span text:style-name="T7">n </text:span><text:span text:style-name="T99">≥</text:span><text:span text:style-name="T7"> a </text:span><text:span text:style-name="T99">≥</text:span><text:span text:style-name="T7"> </text:span><text:span text:style-name="T157">a</text:span><text:span text:style-name="T7">u</text:span><text:span text:style-name="T5">。</text:span></text:p>
                            </text:list-item>
                            <text:list-item>
                              <text:p text:style-name="P35"><text:span text:style-name="T5">第</text:span><text:span text:style-name="T72">0</text:span><text:span text:style-name="T136">種粒子態譜 是 電漿態譜。</text:span></text:p>
                            </text:list-item>
                            <text:list-item>
                              <text:p text:style-name="P35"><text:span text:style-name="T5">第</text:span><text:span text:style-name="T72">1</text:span><text:span text:style-name="T136">種粒子態譜 是 氣態譜。</text:span></text:p>
                            </text:list-item>
                            <text:list-item>
                              <text:p text:style-name="P35"><text:span text:style-name="T5">第</text:span><text:span text:style-name="T72">2</text:span><text:span text:style-name="T136">種粒子態譜 是 液態譜。</text:span></text:p>
                            </text:list-item>
                            <text:list-item>
                              <text:p text:style-name="P35"><text:span text:style-name="T5">第</text:span><text:span text:style-name="T72">3</text:span><text:span text:style-name="T136">種粒子態譜 是 固態譜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14">明顯例子，光譜 擁有</text:span><text:span text:style-name="T110">（低頻 的）不</text:span><text:span text:style-name="T114">可見光譜、可見光譜、（高頻 的）不可見光譜。</text:span></text:p>
                      <text:list>
                        <text:list-item>
                          <text:p text:style-name="P6">（低頻 的）不可見光譜 擁有 紅外光譜、無線電光譜。</text:p>
                        </text:list-item>
                        <text:list-item>
                          <text:p text:style-name="P6">可見光譜 擁有 紅光譜、橙光譜、黃光譜、綠光譜、藍光譜、靛光譜、紫光譜。</text:p>
                        </text:list-item>
                        <text:list-item>
                          <text:p text:style-name="P12"><text:span text:style-name="T114">（高頻 的）不可見光譜 擁有 紫外光譜、</text:span><text:span text:style-name="T107">γ光譜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17">宗速運動頻率</text:span><text:span text:style-name="T114"> 由低到高 排序。</text:span></text:p>
                  <text:list>
                    <text:list-item>
                      <text:p text:style-name="P12"><text:span text:style-name="T117">宗速運動頻率</text:span><text:span text:style-name="T114"> 由低到高 排序。</text:span></text:p>
                      <text:list>
                        <text:list-item>
                          <text:p text:style-name="P35"><text:span text:style-name="T114">波態譜 →</text:span><text:span text:style-name="T119"> 粒子態譜。</text:span></text:p>
                          <text:list>
                            <text:list-item>
                              <text:p text:style-name="P6">波態譜。</text:p>
                              <text:list>
                                <text:list-item>
                                  <text:p text:style-name="P12"><text:span text:style-name="T3">第</text:span><text:span text:style-name="T7">a種</text:span><text:span text:style-name="T5">波態譜 →</text:span><text:span text:style-name="T7"> 第(a+1)種</text:span><text:span text:style-name="T5">波態譜 →</text:span><text:span text:style-name="T7"> 第(a+</text:span><text:span text:style-name="T71">2</text:span><text:span text:style-name="T7">)種</text:span><text:span text:style-name="T5">波態譜 →</text:span><text:span text:style-name="T7">第(a+</text:span><text:span text:style-name="T71">3</text:span><text:span text:style-name="T7">)種</text:span><text:span text:style-name="T114">波態譜。</text:span></text:p>
                                  <text:list>
                                    <text:list-item>
                                      <text:p text:style-name="P20"><text:span text:style-name="T156">a</text:span><text:span text:style-name="T3">n </text:span><text:span text:style-name="T97">≥</text:span><text:span text:style-name="T3"> a </text:span><text:span text:style-name="T97">≥</text:span><text:span text:style-name="T3"> </text:span><text:span text:style-name="T150">a</text:span><text:span text:style-name="T3">u</text:span><text:span text:style-name="T11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">某一特定個體的感測器 有機率能夠感測 多個 不連續、非連續 範圍的波態譜。</text:p>
                                  <text:list>
                                    <text:list-item>
                                      <text:p text:style-name="P20"><text:span text:style-name="T114">明顯例子，假定，</text:span><text:span text:style-name="T137">該</text:span><text:span text:style-name="T114">個體的 感測器（只能）感測 可見光譜、無線電光譜。</text:span></text:p>
                                      <text:list>
                                        <text:list-item>
                                          <text:p text:style-name="P6">假定，該個體的 感測器 不能、無法 感測 紅外線光譜。</text:p>
                                        </text:list-item>
                                        <text:list-item>
                                          <text:p text:style-name="P20"><text:span text:style-name="T114">該個體 能夠</text:span><text:span text:style-name="T5">感測 </text:span><text:span text:style-name="T73">2個 不</text:span><text:span text:style-name="T138">連續、非連續 範圍的 光譜。</text:span></text:p>
                                          <text:list>
                                            <text:list-item>
                                              <text:p text:style-name="P8">原因很明顯，可見光譜、無線電光譜 之間，不是 連續。</text:p>
                                            </text:list-item>
                                            <text:list-item>
                                              <text:p text:style-name="P8">原因很明顯，可見光譜、無線電光譜 之間，有 紅外線光譜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"><text:span text:style-name="T114">假定，某一特定個體的 感測器（只能）感測 某一特定連續範圍的波態譜</text:span><text:span text:style-name="T110">。</text:span></text:p>
                                  <text:list>
                                    <text:list-item>
                                      <text:p text:style-name="P12"><text:span text:style-name="T139">波態譜 是</text:span><text:span text:style-name="T74"> (</text:span><text:span text:style-name="T3">低頻的)不</text:span><text:span text:style-name="T5">可測波態譜→可測波態譜→(高頻的)</text:span><text:span text:style-name="T114">不可測波態譜。</text:span></text:p>
                                      <text:list>
                                        <text:list-item>
                                          <text:p text:style-name="P6">明顯例子，假定，該個體 能夠（只能）感測 可見光譜。</text:p>
                                          <text:list>
                                            <text:list-item>
                                              <text:p text:style-name="P12"><text:span text:style-name="T114">該個體的 波態譜 是</text:span><text:span text:style-name="T5">(</text:span><text:span text:style-name="T3">低)不</text:span><text:span text:style-name="T114">可見光譜→可見光譜→</text:span><text:span text:style-name="T5">(高)</text:span><text:span text:style-name="T114">不可見光譜。</text:span></text:p>
                                            </text:list-item>
                                            <text:list-item>
                                              <text:p text:style-name="P12"><text:span text:style-name="T110">波態譜</text:span><text:span text:style-name="T3"> 是 (低頻的)不</text:span><text:span text:style-name="T5">可見光譜→可見光譜→(高頻</text:span><text:span text:style-name="T3">的)</text:span><text:span text:style-name="T114">不可見光譜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"><text:span text:style-name="T114">明顯例子，假定，該個體能夠（只能）感測 紅光譜、橙光譜</text:span><text:span text:style-name="T140">、</text:span><text:span text:style-name="T114">黃光譜。</text:span></text:p>
                                          <text:list>
                                            <text:list-item>
                                              <text:p text:style-name="P12"><text:span text:style-name="T114">該個體的 波態譜 是</text:span><text:span text:style-name="T5">(</text:span><text:span text:style-name="T3">低)不</text:span><text:span text:style-name="T114">可見光譜→可見光譜→</text:span><text:span text:style-name="T5">(高)</text:span><text:span text:style-name="T114">不可見光譜。</text:span></text:p>
                                            </text:list-item>
                                            <text:list-item>
                                              <text:p text:style-name="P12"><text:span text:style-name="T114">該個體的 波態譜 是</text:span><text:span text:style-name="T5"> 更低頻</text:span><text:span text:style-name="T114">光譜→紅、橙</text:span><text:span text:style-name="T140">、</text:span><text:span text:style-name="T114">黃光譜→</text:span><text:span text:style-name="T5">更高頻</text:span><text:span text:style-name="T114">光譜。</text:span></text:p>
                                            </text:list-item>
                                            <text:list-item>
                                              <text:p text:style-name="P12"><text:span text:style-name="T114">波態譜 是</text:span><text:span text:style-name="T5"> 紅外</text:span><text:span text:style-name="T114">光譜→紅、橙</text:span><text:span text:style-name="T140">、</text:span><text:span text:style-name="T114">黃光譜→</text:span><text:span text:style-name="T5">綠</text:span><text:span text:style-name="T114">光譜、藍光譜、靛光譜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"><text:span text:style-name="T114">明顯例子，</text:span><text:span text:style-name="T137">已知，該</text:span><text:span text:style-name="T114">個體的 感測器（只能）感測 某一特定連續範圍</text:span><text:span text:style-name="T137">。</text:span></text:p>
                                          <text:list>
                                            <text:list-item>
                                              <text:p text:style-name="P12"><text:span text:style-name="T114">該個體 不能（只能）感測 紅光譜</text:span><text:span text:style-name="T140">、</text:span><text:span text:style-name="T114">黃光譜。</text:span></text:p>
                                            </text:list-item>
                                            <text:list-item>
                                              <text:p text:style-name="P12"><text:span text:style-name="T114">原因很明顯，紅光譜</text:span><text:span text:style-name="T140">、</text:span><text:span text:style-name="T114">黃光譜 不連續。</text:span></text:p>
                                            </text:list-item>
                                            <text:list-item>
                                              <text:p text:style-name="P12"><text:span text:style-name="T114">原因很明顯，紅光譜</text:span><text:span text:style-name="T140">、</text:span><text:span text:style-name="T114">黃光譜 中間（還）有 橙光譜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3">粒子態譜，電漿態譜 → 氣態譜 → 液態譜 → 固態譜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14">明顯例子，水 蘊含的 </text:span><text:span text:style-name="T117">宗速運動頻率</text:span><text:span text:style-name="T114">，由低到高 排序。</text:span></text:p>
                      <text:list>
                        <text:list-item>
                          <text:p text:style-name="P39"><text:span text:style-name="T114">波態譜水 →</text:span><text:span text:style-name="T110"> 粒子態譜水。</text:span></text:p>
                          <text:list>
                            <text:list-item>
                              <text:p text:style-name="P6">波態譜水。</text:p>
                            </text:list-item>
                            <text:list-item>
                              <text:p text:style-name="P6">粒子態譜水。</text:p>
                              <text:list>
                                <text:list-item>
                                  <text:p text:style-name="P35"><text:span text:style-name="T114">電漿態譜</text:span><text:span text:style-name="T141">水</text:span><text:span text:style-name="T114"> → 氣態譜水 </text:span><text:span text:style-name="T141">→ </text:span><text:span text:style-name="T114">液態譜水 →</text:span><text:span text:style-name="T141"> </text:span><text:span text:style-name="T114">固態譜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14">明顯例子，光 蘊含的 </text:span><text:span text:style-name="T117">宗速運動頻率</text:span><text:span text:style-name="T114">，由低到高 排序。</text:span></text:p>
                      <text:list>
                        <text:list-item>
                          <text:p text:style-name="P21"><text:span text:style-name="T142">（低頻 的）不</text:span><text:span text:style-name="T114">可見光譜 →</text:span><text:span text:style-name="T110"> </text:span><text:span text:style-name="T114">可見光譜 →（高頻 的）不可見光譜</text:span><text:span text:style-name="T110">。</text:span></text:p>
                          <text:list>
                            <text:list-item>
                              <text:p text:style-name="P12"><text:span text:style-name="T114">（低頻 的）不可見光譜，無線電光</text:span><text:span text:style-name="T140">譜</text:span><text:span text:style-name="T114"> →</text:span><text:span text:style-name="T140"> </text:span><text:span text:style-name="T114">紅外光譜。</text:span></text:p>
                            </text:list-item>
                            <text:list-item>
                              <text:p text:style-name="P12"><text:span text:style-name="T114">可見光譜，紅光譜 →</text:span><text:span text:style-name="T140"> </text:span><text:span text:style-name="T114">橙光譜 →</text:span><text:span text:style-name="T140"> </text:span><text:span text:style-name="T114">黃光譜 →</text:span><text:span text:style-name="T140"> </text:span><text:span text:style-name="T114">、綠光譜 →</text:span><text:span text:style-name="T140"> </text:span><text:span text:style-name="T114">藍光譜 →</text:span><text:span text:style-name="T140"> </text:span><text:span text:style-name="T114">靛光譜。</text:span></text:p>
                            </text:list-item>
                            <text:list-item>
                              <text:p text:style-name="P12"><text:span text:style-name="T114">（高頻 的）不可見光譜，紫外光譜 →</text:span><text:span text:style-name="T140"> </text:span><text:span text:style-name="T107">γ光譜</text:span><text:span text:style-name="T114">。</text:span></text:p>
                              <text:list>
                                <text:list-item>
                                  <text:p text:style-name="P35"><text:span text:style-name="T114">電漿態譜</text:span><text:span text:style-name="T141">水</text:span><text:span text:style-name="T114"> → 氣態譜水 </text:span><text:span text:style-name="T141">→ </text:span><text:span text:style-name="T114">液態譜水 →</text:span><text:span text:style-name="T141"> </text:span><text:span text:style-name="T114">固態譜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14">明顯例子，</text:span><text:span text:style-name="T143">水</text:span><text:span text:style-name="T114">。</text:span><text:span text:style-name="T174">（、某一特定物質、某一特定能量、某一特定存在、某一特定變化）</text:span></text:p>
              <text:list>
                <text:list-item>
                  <text:p text:style-name="P6">宗態譜水 擁有 第零層級宗態譜水、波態譜水、粒子態譜水。</text:p>
                  <text:list>
                    <text:list-item>
                      <text:p text:style-name="P6">波態譜水 擁有 紅外線光型態譜水、可見光型態譜水。</text:p>
                      <text:list>
                        <text:list-item>
                          <text:p text:style-name="P12"><text:span text:style-name="T114">可見光型態譜水 擁有 </text:span><text:span text:style-name="T144">紅光型態譜水、橙</text:span><text:span text:style-name="T114">光型態譜水。</text:span></text:p>
                          <text:list>
                            <text:list-item>
                              <text:p text:style-name="P12"><text:span text:style-name="T144">橙</text:span><text:span text:style-name="T114">光型態譜水 擁有 淺</text:span><text:span text:style-name="T144">橙</text:span><text:span text:style-name="T114">光型態譜水、深</text:span><text:span text:style-name="T144">橙</text:span><text:span text:style-name="T114">光型態譜水。</text:span></text:p>
                              <text:list>
                                <text:list-item>
                                  <text:p text:style-name="P12"><text:span text:style-name="T114">深</text:span><text:span text:style-name="T144">橙</text:span><text:span text:style-name="T114">光型態譜水 擁有（某一特定</text:span><text:span text:style-name="T117">宗速運動頻率</text:span><text:span text:style-name="T114">（範圍）的）光型態譜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粒子態譜水 擁有 氣態譜水、液態譜水。</text:p>
                      <text:list>
                        <text:list-item>
                          <text:p text:style-name="P6">液態譜水 擁有 低溫液態譜水、高溫液態譜水。</text:p>
                          <text:list>
                            <text:list-item>
                              <text:p text:style-name="P12"><text:span text:style-name="T114">高溫液態譜水 擁有</text:span><text:span text:style-name="T5">（高溫的）低溫液態譜水、（高溫的）高溫液態譜水</text:span><text:span text:style-name="T114">。</text:span></text:p>
                              <text:list>
                                <text:list-item>
                                  <text:p text:style-name="P31">宗態譜 有機率可以 無限分割、無限細分。</text:p>
                                  <text:list>
                                    <text:list-item>
                                      <text:p text:style-name="P31">宗態譜 不是 離散、量子化。</text:p>
                                    </text:list-item>
                                    <text:list-item>
                                      <text:p text:style-name="P31">宗態譜 是 連續、古典化。</text:p>
                                    </text:list-item>
                                  </text:list>
                                </text:list-item>
                                <text:list-item>
                                  <text:p text:style-name="P12"><text:span text:style-name="T5">明顯例子，假定，</text:span><text:span text:style-name="T75">攝氏100度 &gt; </text:span><text:span text:style-name="T5">高溫液態譜水的 溫度 </text:span><text:span text:style-name="T182">≥</text:span><text:span text:style-name="T5"> </text:span><text:span text:style-name="T75">攝氏50度</text:span><text:span text:style-name="T114">。</text:span></text:p>
                                  <text:list>
                                    <text:list-item>
                                      <text:p text:style-name="P12"><text:span text:style-name="T75">攝氏</text:span><text:span text:style-name="T76">75</text:span><text:span text:style-name="T75">度 &gt;</text:span><text:span text:style-name="T5">（高溫的）低溫液態譜水的 溫度範圍 </text:span><text:span text:style-name="T182">≥</text:span><text:span text:style-name="T5"> </text:span><text:span text:style-name="T75">攝氏50度</text:span><text:span text:style-name="T5">。</text:span></text:p>
                                    </text:list-item>
                                    <text:list-item>
                                      <text:p text:style-name="P12"><text:span text:style-name="T75">攝氏100度 &gt;</text:span><text:span text:style-name="T5">（高溫的）高溫液態譜水的 溫度範圍 </text:span><text:span text:style-name="T182">≥</text:span><text:span text:style-name="T5"> </text:span><text:span text:style-name="T75">攝氏</text:span><text:span text:style-name="T76">75</text:span><text:span text:style-name="T75">度</text:span><text:span text:style-name="T5">。</text:span></text:p>
                                      <text:list>
                                        <text:list-item>
                                          <text:p text:style-name="P31">（高溫的）高溫液態譜水 有機率可以（再 無限）分割、細分。</text:p>
                                        </text:list-item>
                                        <text:list-item>
                                          <text:p text:style-name="P12"><text:span text:style-name="T114">明顯例子，深</text:span><text:span text:style-name="T144">橙</text:span><text:span text:style-name="T114">光型態譜水</text:span><text:span text:style-name="T5"> 有機率可以（再 無限）分割、細分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高溫液態譜水 擁有（某一特定溫度（範圍）的）態譜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14">明顯例子，</text:span><text:span text:style-name="T143">水</text:span><text:span text:style-name="T114">。</text:span><text:span text:style-name="T174">（、某一特定物質、某一特定能量、某一特定存在、某一特定變化）</text:span></text:p>
              <text:list>
                <text:list-item>
                  <text:p text:style-name="P6">宗態譜水。</text:p>
                  <text:list>
                    <text:list-item>
                      <text:p text:style-name="P6">第零層級宗態譜水。</text:p>
                    </text:list-item>
                    <text:list-item>
                      <text:p text:style-name="P6">波態譜水。</text:p>
                      <text:list>
                        <text:list-item>
                          <text:p text:style-name="P6">紅外線光型態譜水。</text:p>
                        </text:list-item>
                        <text:list-item>
                          <text:p text:style-name="P6">可見光型態譜水。</text:p>
                          <text:list>
                            <text:list-item>
                              <text:p text:style-name="P9">紅光型態譜水。</text:p>
                            </text:list-item>
                            <text:list-item>
                              <text:p text:style-name="P12"><text:span text:style-name="T144">橙</text:span><text:span text:style-name="T114">光型態譜水。</text:span></text:p>
                              <text:list>
                                <text:list-item>
                                  <text:p text:style-name="P12"><text:span text:style-name="T114">淺</text:span><text:span text:style-name="T144">橙</text:span><text:span text:style-name="T114">光型態譜水。</text:span></text:p>
                                </text:list-item>
                                <text:list-item>
                                  <text:p text:style-name="P12"><text:span text:style-name="T114">深</text:span><text:span text:style-name="T144">橙</text:span><text:span text:style-name="T114">光型態譜水。</text:span></text:p>
                                </text:list-item>
                                <text:list-item>
                                  <text:p text:style-name="P12"><text:span text:style-name="T5">（</text:span><text:span text:style-name="T77">x%</text:span><text:span text:style-name="T5">）</text:span><text:span text:style-name="T144">橙</text:span><text:span text:style-name="T114">光型態譜水。</text:span></text:p>
                                  <text:list>
                                    <text:list-item>
                                      <text:p text:style-name="P22"><text:span text:style-name="T5">1</text:span><text:span text:style-name="T3">00% </text:span><text:span text:style-name="T97">≥</text:span><text:span text:style-name="T3"> x% </text:span><text:span text:style-name="T97">≥</text:span><text:span text:style-name="T3"> 0%</text:span><text:span text:style-name="T110">。</text:span></text:p>
                                      <text:list>
                                        <text:list-item>
                                          <text:p text:style-name="P22"><text:span text:style-name="T3">x% 越小，</text:span><text:span text:style-name="T110">橙</text:span><text:span text:style-name="T3">光型</text:span><text:span text:style-name="T114">態譜</text:span><text:span text:style-name="T3">水 越淺，越接近 淺</text:span><text:span text:style-name="T110">橙</text:span><text:span text:style-name="T3">光型</text:span><text:span text:style-name="T114">態譜</text:span><text:span text:style-name="T3">水</text:span><text:span text:style-name="T110">。</text:span></text:p>
                                        </text:list-item>
                                        <text:list-item>
                                          <text:p text:style-name="P22"><text:span text:style-name="T3">x% 越大，</text:span><text:span text:style-name="T110">橙</text:span><text:span text:style-name="T3">光型</text:span><text:span text:style-name="T114">態譜</text:span><text:span text:style-name="T3">水 越深，越接近 深</text:span><text:span text:style-name="T110">橙</text:span><text:span text:style-name="T3">光型</text:span><text:span text:style-name="T114">態譜</text:span><text:span text:style-name="T3">水</text:span><text:span text:style-name="T11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粒子態譜水。</text:p>
                      <text:list>
                        <text:list-item>
                          <text:p text:style-name="P43">氣態譜水。</text:p>
                        </text:list-item>
                        <text:list-item>
                          <text:p text:style-name="P6">液態譜水。</text:p>
                          <text:list>
                            <text:list-item>
                              <text:p text:style-name="P6">高溫液態譜水。</text:p>
                            </text:list-item>
                            <text:list-item>
                              <text:p text:style-name="P6">低溫液態譜水。</text:p>
                            </text:list-item>
                            <text:list-item>
                              <text:p text:style-name="P12"><text:span text:style-name="T5">（攝氏</text:span><text:span text:style-name="T78">c度</text:span><text:span text:style-name="T5">）液</text:span><text:span text:style-name="T114">態譜水。</text:span></text:p>
                              <text:list>
                                <text:list-item>
                                  <text:p text:style-name="P23"><text:span text:style-name="T5">c 越大，液</text:span><text:span text:style-name="T114">態譜水的 活性 越高。</text:span></text:p>
                                </text:list-item>
                                <text:list-item>
                                  <text:p text:style-name="P23"><text:span text:style-name="T5">c 越小，液</text:span><text:span text:style-name="T114">態譜水的 活性 越低</text:span><text:span text:style-name="T5">。</text:span></text:p>
                                  <text:list>
                                    <text:list-item>
                                      <text:p text:style-name="P40"><text:span text:style-name="T5">c 越小，液</text:span><text:span text:style-name="T114">態譜水的 </text:span><text:span text:style-name="T111">活性越低，</text:span><text:span text:style-name="T132">前進速度 越低</text:span><text:span text:style-name="T111">，</text:span><text:span text:style-name="T132">宗速運動頻率 越高</text:span><text:span text:style-name="T11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<text:span text:style-name="T114">已知，</text:span><text:span text:style-name="T5">宗態譜 有機率可以 無限分割、無限細分</text:span><text:span text:style-name="T114">。</text:span></text:p>
              <text:list>
                <text:list-item>
                  <text:p text:style-name="P6">已知，無限小 不是 一個數值。</text:p>
                  <text:list>
                    <text:list-item>
                      <text:p text:style-name="P6">已知，數值 不能 小於、等於 無限小。</text:p>
                    </text:list-item>
                  </text:list>
                </text:list-item>
                <text:list-item>
                  <text:p text:style-name="P24"><text:span text:style-name="T145">感測器</text:span><text:span text:style-name="T114">的 靈敏度、感測精度 大於 無限小。</text:span></text:p>
                  <text:list>
                    <text:list-item>
                      <text:p text:style-name="P24"><text:span text:style-name="T114">明顯例子，假定，某一特定粒子的 震動頻率</text:span><text:span text:style-name="T5"> 是 </text:span><text:span text:style-name="T79">10000（Hz</text:span><text:span text:style-name="T146">）。</text:span></text:p>
                      <text:list>
                        <text:list-item>
                          <text:p text:style-name="P6">已知，震動頻率 是 單位時間的震動次數。</text:p>
                        </text:list-item>
                        <text:list-item>
                          <text:p text:style-name="P6">假定，某一特定個體 要感測、要量測，該粒子的 震動頻率。</text:p>
                          <text:list>
                            <text:list-item>
                              <text:p text:style-name="P6">該個體 使用 某一特定感測器 感測、量測，該粒子的 震動頻率。</text:p>
                            </text:list-item>
                            <text:list-item>
                              <text:p text:style-name="P6">該個體 使用 該感測器 感測、量測、計數，該粒子 在 單位時間的 震動次數。</text:p>
                            </text:list-item>
                          </text:list>
                        </text:list-item>
                        <text:list-item>
                          <text:p text:style-name="P24"><text:span text:style-name="T5">該感測器的 靈敏度、感測精度 只要 小於、等於 </text:span><text:span text:style-name="T80">1（Hz</text:span><text:span text:style-name="T147">）。</text:span></text:p>
                          <text:list>
                            <text:list-item>
                              <text:p text:style-name="P10">該個體（就）能夠得到 精確值、精準值、精準數值。</text:p>
                            </text:list-item>
                            <text:list-item>
                              <text:p text:style-name="P10">該個體 有機率認定，上帝不擲骰子。</text:p>
                            </text:list-item>
                          </text:list>
                        </text:list-item>
                        <text:list-item>
                          <text:p text:style-name="P24"><text:span text:style-name="T147">假定，該感測器的</text:span><text:span text:style-name="T5"> 靈敏度、感測精度 是 </text:span><text:span text:style-name="T80">1（Hz</text:span><text:span text:style-name="T147">）。</text:span></text:p>
                          <text:list>
                            <text:list-item>
                              <text:p text:style-name="P24"><text:span text:style-name="T114">該感測器 能夠量</text:span><text:span text:style-name="T5">到</text:span><text:span text:style-name="T147">，該粒子的 震動頻率 是 </text:span><text:span text:style-name="T81">10000</text:span><text:span text:style-name="T5">（H</text:span><text:span text:style-name="T82">z</text:span><text:span text:style-name="T114">）</text:span><text:span text:style-name="T147">。</text:span></text:p>
                            </text:list-item>
                            <text:list-item>
                              <text:p text:style-name="P24"><text:span text:style-name="T147">該個體 有機率認定，該粒子的 震動頻率 是 </text:span><text:span text:style-name="T80">1</text:span><text:span text:style-name="T83">0000</text:span><text:span text:style-name="T80">（Hz</text:span><text:span text:style-name="T147">）。</text:span></text:p>
                            </text:list-item>
                          </text:list>
                        </text:list-item>
                        <text:list-item>
                          <text:p text:style-name="P24"><text:span text:style-name="T114">假定，該粒子的 振動頻率 變成 </text:span><text:span text:style-name="T82">10000.1</text:span><text:span text:style-name="T5">（H</text:span><text:span text:style-name="T82">z</text:span><text:span text:style-name="T114">）。</text:span></text:p>
                          <text:list>
                            <text:list-item>
                              <text:p text:style-name="P24"><text:span text:style-name="T114">該粒子的 振動頻率 變成（</text:span><text:span text:style-name="T82">10000 + 0.1）</text:span><text:span text:style-name="T5">（H</text:span><text:span text:style-name="T82">z</text:span><text:span text:style-name="T114">）。</text:span></text:p>
                            </text:list-item>
                            <text:list-item>
                              <text:p text:style-name="P24"><text:span text:style-name="T114">該粒子的 振動頻率 變成（</text:span><text:span text:style-name="T82">10000 + 10</text:span><text:span text:style-name="T103">(-1)</text:span><text:span text:style-name="T82">）</text:span><text:span text:style-name="T5">（H</text:span><text:span text:style-name="T82">z</text:span><text:span text:style-name="T114">）。</text:span></text:p>
                            </text:list-item>
                            <text:list-item>
                              <text:p text:style-name="P24"><text:span text:style-name="T114">該感測器 無法得到 </text:span><text:span text:style-name="T147">精確值、精準值、精準數值</text:span><text:span text:style-name="T114">。</text:span></text:p>
                              <text:list>
                                <text:list-item>
                                  <text:p text:style-name="P24"><text:span text:style-name="T5">該感測器 無法量到 </text:span><text:span text:style-name="T81">10000.1</text:span><text:span text:style-name="T5">（H</text:span><text:span text:style-name="T82">z</text:span><text:span text:style-name="T114">）</text:span><text:span text:style-name="T148">。</text:span></text:p>
                                </text:list-item>
                                <text:list-item>
                                  <text:p text:style-name="P24"><text:span text:style-name="T114">該感測器 只能量</text:span><text:span text:style-name="T5">到 </text:span><text:span text:style-name="T81">10000</text:span><text:span text:style-name="T5">（H</text:span><text:span text:style-name="T82">z</text:span><text:span text:style-name="T114">）</text:span><text:span text:style-name="T81">、10001</text:span><text:span text:style-name="T5">（H</text:span><text:span text:style-name="T82">z</text:span><text:span text:style-name="T114">）</text:span><text:span text:style-name="T148">。</text:span></text:p>
                                  <text:list>
                                    <text:list-item>
                                      <text:p text:style-name="P11">假定，該感測器 是 四捨五入型感測器。</text:p>
                                      <text:list>
                                        <text:list-item>
                                          <text:p text:style-name="P24"><text:span text:style-name="T81">該感測器 只能量到 10000</text:span><text:span text:style-name="T5">（H</text:span><text:span text:style-name="T82">z</text:span><text:span text:style-name="T114">）</text:span><text:span text:style-name="T148">。</text:span></text:p>
                                        </text:list-item>
                                        <text:list-item>
                                          <text:p text:style-name="P24"><text:span text:style-name="T147">該個體 有機率認定，該粒子的 震動頻率（仍然）是 </text:span><text:span text:style-name="T80">1</text:span><text:span text:style-name="T83">0000</text:span><text:span text:style-name="T80">（Hz</text:span><text:span text:style-name="T147">）</text:span><text:span text:style-name="T148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該個體 不能、無法 精準、精確 預測 該粒子的 震動頻率。</text:p>
                                      <text:list>
                                        <text:list-item>
                                          <text:p text:style-name="P11">該個體 不能、無法 精準、精確 預測 該粒子的 運動、存在、變化。</text:p>
                                        </text:list-item>
                                        <text:list-item>
                                          <text:p text:style-name="P11">該個體 有機率認定，上帝會擲骰子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假定，該個體 提升、昇華 該感測器。</text:p>
                              <text:list>
                                <text:list-item>
                                  <text:p text:style-name="P24"><text:span text:style-name="T148">該感測器的 靈敏度、感測精度 變成</text:span><text:span text:style-name="T81"> </text:span><text:span text:style-name="T84">0.1</text:span><text:span text:style-name="T5">（H</text:span><text:span text:style-name="T82">z</text:span><text:span text:style-name="T114">）</text:span><text:span text:style-name="T149">。</text:span></text:p>
                                </text:list-item>
                                <text:list-item>
                                  <text:p text:style-name="P24"><text:span text:style-name="T114">該感測器 能夠量</text:span><text:span text:style-name="T5">到</text:span><text:span text:style-name="T147">，該粒子的 震動頻率 是</text:span><text:span text:style-name="T114">（</text:span><text:span text:style-name="T82">10000 + 10</text:span><text:span text:style-name="T103">(-1)</text:span><text:span text:style-name="T82">）</text:span><text:span text:style-name="T5">（H</text:span><text:span text:style-name="T82">z</text:span><text:span text:style-name="T114">）</text:span><text:span text:style-name="T147">。</text:span></text:p>
                                </text:list-item>
                                <text:list-item>
                                  <text:p text:style-name="P24"><text:span text:style-name="T147">該個體 有機率認定，該粒子的 震動頻率 是</text:span><text:span text:style-name="T114">（</text:span><text:span text:style-name="T82">10000 + 10</text:span><text:span text:style-name="T103">(-1)</text:span><text:span text:style-name="T82">）</text:span><text:span text:style-name="T80">（Hz</text:span><text:span text:style-name="T147">）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<text:span text:style-name="T114">假定，該粒子的 振動頻率 變成（</text:span><text:span text:style-name="T82">10000 + 10</text:span><text:span text:style-name="T103">(-1</text:span><text:span text:style-name="T104">0000</text:span><text:span text:style-name="T103">)</text:span><text:span text:style-name="T82">）</text:span><text:span text:style-name="T5">（H</text:span><text:span text:style-name="T82">z</text:span><text:span text:style-name="T114">）</text:span><text:span text:style-name="T147">。</text:span></text:p>
                          <text:list>
                            <text:list-item>
                              <text:p text:style-name="P24"><text:span text:style-name="T5">已知，</text:span><text:span text:style-name="T148">該感測器的 靈敏度、感測精度 是</text:span><text:span text:style-name="T81"> </text:span><text:span text:style-name="T84">0.1</text:span><text:span text:style-name="T5">（H</text:span><text:span text:style-name="T82">z</text:span><text:span text:style-name="T114">）</text:span><text:span text:style-name="T5">。</text:span></text:p>
                              <text:list>
                                <text:list-item>
                                  <text:p text:style-name="P24"><text:span text:style-name="T148">該個體 有機率認定，上帝會擲骰子</text:span><text:span text:style-name="T5">。</text:span></text:p>
                                </text:list-item>
                              </text:list>
                            </text:list-item>
                            <text:list-item>
                              <text:p text:style-name="P24"><text:span text:style-name="T5">假定，</text:span><text:span text:style-name="T148">該個體 提升、昇華 該感測器</text:span><text:span text:style-name="T5">。</text:span></text:p>
                              <text:list>
                                <text:list-item>
                                  <text:p text:style-name="P24"><text:span text:style-name="T5">假定，</text:span><text:span text:style-name="T148">該感測器的 靈敏度、感測精度 變成</text:span><text:span text:style-name="T81"> </text:span><text:span text:style-name="T82">10</text:span><text:span text:style-name="T103">(-1</text:span><text:span text:style-name="T104">0000</text:span><text:span text:style-name="T103">)</text:span><text:span text:style-name="T5">（H</text:span><text:span text:style-name="T82">z</text:span><text:span text:style-name="T114">）</text:span><text:span text:style-name="T5">。</text:span><text:span text:style-name="T175">（</text:span><text:span text:style-name="T169">10</text:span><text:span text:style-name="T176">(-1</text:span><text:span text:style-name="T177">0000</text:span><text:span text:style-name="T176">)</text:span><text:span text:style-name="T170">（H</text:span><text:span text:style-name="T169">z</text:span><text:span text:style-name="T175">）以下）</text:span></text:p>
                                </text:list-item>
                                <text:list-item>
                                  <text:p text:style-name="P31">該個體 有機率認定，上帝不會擲骰子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已知，宗態譜 有機率可以 無限分割、無限細分。</text:p>
                          <text:list>
                            <text:list-item>
                              <text:p text:style-name="P24"><text:span text:style-name="T5">對於（人類 認定的）現實世界 來說，</text:span><text:span text:style-name="T79">上帝不擲骰子</text:span><text:span text:style-name="T5">。</text:span></text:p>
                            </text:list-item>
                            <text:list-item>
                              <text:p text:style-name="P24"><text:span text:style-name="T5">對於 該粒子 來說，</text:span><text:span text:style-name="T79">上帝不擲骰子</text:span><text:span text:style-name="T5">。</text:span></text:p>
                            </text:list-item>
                            <text:list-item>
                              <text:p text:style-name="P31">假定，該粒子的 震動頻率 有 單位震動頻率。</text:p>
                              <text:list>
                                <text:list-item>
                                  <text:p text:style-name="P31">假定，該粒子的 震動頻率的 變化 不能、無法 小於 單位震動頻率。</text:p>
                                  <text:list>
                                    <text:list-item>
                                      <text:p text:style-name="P24"><text:span text:style-name="T5">明顯例子，假定，該粒子的 單位震動頻率 是 </text:span><text:span text:style-name="T85">1（Hz）。</text:span></text:p>
                                      <text:list>
                                        <text:list-item>
                                          <text:p text:style-name="P33">該粒子的 震動頻率 有機率是 10（Hz）。</text:p>
                                        </text:list-item>
                                        <text:list-item>
                                          <text:p text:style-name="P33">該粒子的 震動頻率 不能是、無法是 0.1（Hz）。</text:p>
                                        </text:list-item>
                                        <text:list-item>
                                          <text:p text:style-name="P33">該感測器的 靈敏度、感測精度 只要（小於、等於）1（Hz）。</text:p>
                                          <text:list>
                                            <text:list-item>
                                              <text:p text:style-name="P24"><text:span text:style-name="T85">該感測器（就）能 感測到、量測到、計數到 精確</text:span><text:span text:style-name="T86">值、精準</text:span><text:span text:style-name="T85">值。</text:span></text:p>
                                            </text:list-item>
                                            <text:list-item>
                                              <text:p text:style-name="P56"><text:span text:style-name="T5">對於 該感測器 來說，</text:span><text:span text:style-name="T79">上帝不擲骰子</text:span><text:span text:style-name="T8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5">對於 該感測器 來說，</text:span><text:span text:style-name="T79">上帝不擲骰子</text:span><text:span text:style-name="T5">。</text:span></text:p>
                                  <text:list>
                                    <text:list-item>
                                      <text:p text:style-name="P24"><text:span text:style-name="T5">對於（使用 該感測器的）該個體 來說，</text:span><text:span text:style-name="T79">上帝不擲骰子</text:span><text:span text:style-name="T5">。</text:span></text:p>
                                    </text:list-item>
                                    <text:list-item>
                                      <text:p text:style-name="P31">原因很明顯，靈敏度、感測精度 有機率 提升、昇華 到 單位震動頻率。</text:p>
                                      <text:list>
                                        <text:list-item>
                                          <text:p text:style-name="P31">該粒子的 震動頻率 可以到 單位震動頻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假定，該粒子的 震動頻率 沒有 單位震動頻率。</text:p>
                              <text:list>
                                <text:list-item>
                                  <text:p text:style-name="P24"><text:span text:style-name="T5">該粒子的 震動頻率 </text:span><text:span text:style-name="T87">可以 無限小</text:span><text:span text:style-name="T5">。</text:span></text:p>
                                  <text:list>
                                    <text:list-item>
                                      <text:p text:style-name="P31">抽象例子，沒有最小，只有更小。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5">對於 該感測器 來說，</text:span><text:span text:style-name="T148">上帝會擲骰子</text:span><text:span text:style-name="T5">。</text:span></text:p>
                                  <text:list>
                                    <text:list-item>
                                      <text:p text:style-name="P24"><text:span text:style-name="T5">對於（使用 該感測器的）該個體 來說，</text:span><text:span text:style-name="T81">上帝會擲骰子</text:span><text:span text:style-name="T88">。</text:span></text:p>
                                    </text:list-item>
                                    <text:list-item>
                                      <text:p text:style-name="P31">原因很明顯，靈敏度、感測精度 不能、無法 提升、昇華 到 無限小。</text:p>
                                      <text:list>
                                        <text:list-item>
                                          <text:p text:style-name="P31">該粒子的 震動頻率 可以 更小、無限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已知，宗態譜 有機率可以 無限分割、無限細分。</text:p>
                          <text:list>
                            <text:list-item>
                              <text:p text:style-name="P31">宗態譜 有機率可以 被分割成、被細分成 無限小。</text:p>
                            </text:list-item>
                            <text:list-item>
                              <text:p text:style-name="P24"><text:span text:style-name="T5">已知，該</text:span><text:span text:style-name="T145">感測器</text:span><text:span text:style-name="T114">的 靈敏度、感測精度 大於 無限小</text:span><text:span text:style-name="T5">。</text:span></text:p>
                            </text:list-item>
                            <text:list-item>
                              <text:p text:style-name="P24"><text:span text:style-name="T114">假定，該粒子的 振動頻率 變成（</text:span><text:span text:style-name="T82">10000 + </text:span><text:span text:style-name="T89">a</text:span><text:span text:style-name="T82">）</text:span><text:span text:style-name="T5">（H</text:span><text:span text:style-name="T82">z</text:span><text:span text:style-name="T114">）</text:span><text:span text:style-name="T5">。</text:span></text:p>
                            </text:list-item>
                            <text:list-item>
                              <text:p text:style-name="P24"><text:span text:style-name="T5">假定，</text:span><text:span text:style-name="T148">該感測器的 靈敏度、感測精度 變成</text:span><text:span text:style-name="T81"> </text:span><text:span text:style-name="T89">b</text:span><text:span text:style-name="T5">（H</text:span><text:span text:style-name="T82">z</text:span><text:span text:style-name="T114">）</text:span><text:span text:style-name="T5">。</text:span></text:p>
                            </text:list-item>
                            <text:list-item>
                              <text:p text:style-name="P13"><text:span text:style-name="T5">假定，該粒子的 震動頻率 沒有 單位震動頻率</text:span><text:span text:style-name="T79">。</text:span></text:p>
                              <text:list>
                                <text:list-item>
                                  <text:p text:style-name="P13"><text:span text:style-name="T79">最小的a </text:span><text:span text:style-name="T90">&lt; 最小的b</text:span><text:span text:style-name="T79">。</text:span></text:p>
                                </text:list-item>
                                <text:list-item>
                                  <text:p text:style-name="P11">無限小 &lt;（大於 無限小的 某一特定數值）。</text:p>
                                  <text:list>
                                    <text:list-item>
                                      <text:p text:style-name="P13"><text:span text:style-name="T148">該個體 有機率認定，上帝會擲骰子</text:span><text:span text:style-name="T7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假定，該個體 認定，該（無限小的）誤差、擾動 可以忽略不計。</text:p>
                                  <text:list>
                                    <text:list-item>
                                      <text:p text:style-name="P34">該個體 有機率認定，上帝不擲骰子。</text:p>
                                    </text:list-item>
                                  </text:list>
                                </text:list-item>
                                <text:list-item>
                                  <text:p text:style-name="P13"><text:span text:style-name="T79">已知，</text:span><text:span text:style-name="T114">該粒子的 振動頻率 是 某一特定數值</text:span><text:span text:style-name="T79">。</text:span></text:p>
                                  <text:list>
                                    <text:list-item>
                                      <text:p text:style-name="P34">該個體 有機率認定，上帝不擲骰子。</text:p>
                                    </text:list-item>
                                  </text:list>
                                </text:list-item>
                                <text:list-item>
                                  <text:p text:style-name="P13"><text:span text:style-name="T79">已知，</text:span><text:span text:style-name="T5">該</text:span><text:span text:style-name="T145">感測器</text:span><text:span text:style-name="T114">的 靈敏度、感測精度 不可能追上、追不上 該粒子的 振動頻率的 最小變化量</text:span><text:span text:style-name="T79">。</text:span></text:p>
                                  <text:list>
                                    <text:list-item>
                                      <text:p text:style-name="P34">抽象例子，沒有最小，只有更小。</text:p>
                                      <text:list>
                                        <text:list-item>
                                          <text:p text:style-name="P34">最小變化量 沒有 最小。</text:p>
                                        </text:list-item>
                                        <text:list-item>
                                          <text:p text:style-name="P34">最小變化量 只有 更小。</text:p>
                                          <text:list>
                                            <text:list-item>
                                              <text:p text:style-name="P13"><text:span text:style-name="T79">抽象例子，（最新的）最小變化量</text:span><text:span text:style-name="T8">=（原本的）最小變化量 / 10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<text:span text:style-name="T79">該個體 有機率認定，</text:span><text:span text:style-name="T91">（在使用 有限的、不夠精準的（該感測器 的）</text:span><text:span text:style-name="T114">靈敏度、感測精度 的情況之下，對於 該個體 來說，</text:span><text:span text:style-name="T91">）</text:span><text:span text:style-name="T148">上帝會擲骰子</text:span><text:span text:style-name="T8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4T22:06:19.314000000</dc:date>
    <meta:editing-duration>P20DT7H15M20S</meta:editing-duration>
    <meta:editing-cycles>13677</meta:editing-cycles>
    <meta:document-statistic meta:table-count="0" meta:image-count="0" meta:object-count="0" meta:page-count="1" meta:paragraph-count="546" meta:word-count="10813" meta:character-count="13169" meta:non-whitespace-character-count="11716"/>
  </office:meta>
</office:document-meta>
</file>